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312360" table:style-name="ce6">
            <text:p>3 312 360</text:p>
          </table:table-cell>
          <table:table-cell office:value-type="float" office:value="502000" table:style-name="ce6">
            <text:p>502 000</text:p>
          </table:table-cell>
          <table:table-cell office:value-type="float" office:value="1054200" table:style-name="ce6">
            <text:p>1 054 200</text:p>
          </table:table-cell>
          <table:table-cell office:value-type="float" office:value="167500" table:style-name="ce6">
            <text:p>167 500</text:p>
          </table:table-cell>
          <table:table-cell office:value-type="float" office:value="5036060" table:style-name="ce7">
            <text:p>5 036 060</text:p>
          </table:table-cell>
          <table:table-cell office:value-type="float" office:value="4711142" table:style-name="ce7">
            <text:p>4 711 142</text:p>
          </table:table-cell>
          <table:table-cell office:value-type="percentage" office:value="0.93548170593678392" table:style-name="ce8">
            <text:p>93.5%</text:p>
          </table:table-cell>
          <table:table-cell office:value-type="float" office:value="3159245" table:style-name="ce6">
            <text:p>3 159 245</text:p>
          </table:table-cell>
          <table:table-cell office:value-type="float" office:value="1606909" table:style-name="ce6">
            <text:p>1 606 909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629775" table:style-name="ce6">
            <text:p>629 775</text:p>
          </table:table-cell>
          <table:table-cell office:value-type="float" office:value="93100" table:style-name="ce6">
            <text:p>93 100</text:p>
          </table:table-cell>
          <table:table-cell office:value-type="float" office:value="165600" table:style-name="ce6">
            <text:p>165 600</text:p>
          </table:table-cell>
          <table:table-cell office:value-type="float" office:value="26200" table:style-name="ce6">
            <text:p>26 200</text:p>
          </table:table-cell>
          <table:table-cell office:value-type="float" office:value="914675" table:style-name="ce7">
            <text:p>914 675</text:p>
          </table:table-cell>
          <table:table-cell office:value-type="float" office:value="832942" table:style-name="ce7">
            <text:p>832 942</text:p>
          </table:table-cell>
          <table:table-cell office:value-type="percentage" office:value="0.91064257796485093" table:style-name="ce8">
            <text:p>91.1%</text:p>
          </table:table-cell>
          <table:table-cell office:value-type="float" office:value="547545" table:style-name="ce6">
            <text:p>547 545</text:p>
          </table:table-cell>
          <table:table-cell office:value-type="float" office:value="296645" table:style-name="ce6">
            <text:p>296 645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68355" table:style-name="ce6">
            <text:p>568 355</text:p>
          </table:table-cell>
          <table:table-cell office:value-type="float" office:value="80200" table:style-name="ce6">
            <text:p>80 200</text:p>
          </table:table-cell>
          <table:table-cell office:value-type="float" office:value="127000" table:style-name="ce6">
            <text:p>127 000</text:p>
          </table:table-cell>
          <table:table-cell office:value-type="float" office:value="20200" table:style-name="ce6">
            <text:p>20 200</text:p>
          </table:table-cell>
          <table:table-cell office:value-type="float" office:value="795755" table:style-name="ce7">
            <text:p>795 755</text:p>
          </table:table-cell>
          <table:table-cell office:value-type="float" office:value="767489" table:style-name="ce7">
            <text:p>767 489</text:p>
          </table:table-cell>
          <table:table-cell office:value-type="percentage" office:value="0.96447901678280379" table:style-name="ce8">
            <text:p>96.4%</text:p>
          </table:table-cell>
          <table:table-cell office:value-type="float" office:value="493717" table:style-name="ce6">
            <text:p>493 717</text:p>
          </table:table-cell>
          <table:table-cell office:value-type="float" office:value="283390" table:style-name="ce6">
            <text:p>283 390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418050" table:style-name="ce6">
            <text:p>418 050</text:p>
          </table:table-cell>
          <table:table-cell office:value-type="float" office:value="62400" table:style-name="ce6">
            <text:p>62 400</text:p>
          </table:table-cell>
          <table:table-cell office:value-type="float" office:value="145800" table:style-name="ce6">
            <text:p>145 800</text:p>
          </table:table-cell>
          <table:table-cell office:value-type="float" office:value="23200" table:style-name="ce6">
            <text:p>23 200</text:p>
          </table:table-cell>
          <table:table-cell office:value-type="float" office:value="649450" table:style-name="ce7">
            <text:p>649 450</text:p>
          </table:table-cell>
          <table:table-cell office:value-type="float" office:value="539146" table:style-name="ce7">
            <text:p>539 146</text:p>
          </table:table-cell>
          <table:table-cell office:value-type="percentage" office:value="0.83015782585264453" table:style-name="ce8">
            <text:p>83.0%</text:p>
          </table:table-cell>
          <table:table-cell office:value-type="float" office:value="384742" table:style-name="ce6">
            <text:p>384 742</text:p>
          </table:table-cell>
          <table:table-cell office:value-type="float" office:value="162491" table:style-name="ce6">
            <text:p>162 491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835350" table:style-name="ce6">
            <text:p>835 350</text:p>
          </table:table-cell>
          <table:table-cell office:value-type="float" office:value="104800" table:style-name="ce6">
            <text:p>104 800</text:p>
          </table:table-cell>
          <table:table-cell office:value-type="float" office:value="271000" table:style-name="ce6">
            <text:p>271 000</text:p>
          </table:table-cell>
          <table:table-cell office:value-type="float" office:value="43000" table:style-name="ce6">
            <text:p>43 000</text:p>
          </table:table-cell>
          <table:table-cell office:value-type="float" office:value="1254150" table:style-name="ce7">
            <text:p>1 254 150</text:p>
          </table:table-cell>
          <table:table-cell office:value-type="float" office:value="1062442" table:style-name="ce7">
            <text:p>1 062 442</text:p>
          </table:table-cell>
          <table:table-cell office:value-type="percentage" office:value="0.84714109157596784" table:style-name="ce8">
            <text:p>84.7%</text:p>
          </table:table-cell>
          <table:table-cell office:value-type="float" office:value="760830" table:style-name="ce6">
            <text:p>760 830</text:p>
          </table:table-cell>
          <table:table-cell office:value-type="float" office:value="330436" table:style-name="ce6">
            <text:p>330 436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79195" table:style-name="ce6">
            <text:p>279 195</text:p>
          </table:table-cell>
          <table:table-cell office:value-type="float" office:value="40700" table:style-name="ce6">
            <text:p>40 700</text:p>
          </table:table-cell>
          <table:table-cell office:value-type="float" office:value="72500" table:style-name="ce6">
            <text:p>72 500</text:p>
          </table:table-cell>
          <table:table-cell office:value-type="float" office:value="11450" table:style-name="ce6">
            <text:p>11 450</text:p>
          </table:table-cell>
          <table:table-cell office:value-type="float" office:value="403845" table:style-name="ce7">
            <text:p>403 845</text:p>
          </table:table-cell>
          <table:table-cell office:value-type="float" office:value="364918" table:style-name="ce7">
            <text:p>364 918</text:p>
          </table:table-cell>
          <table:table-cell office:value-type="percentage" office:value="0.90360905793064172" table:style-name="ce8">
            <text:p>90.4%</text:p>
          </table:table-cell>
          <table:table-cell office:value-type="float" office:value="242511" table:style-name="ce6">
            <text:p>242 511</text:p>
          </table:table-cell>
          <table:table-cell office:value-type="float" office:value="127614" table:style-name="ce6">
            <text:p>127 614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326495" table:style-name="ce6">
            <text:p>1 326 495</text:p>
          </table:table-cell>
          <table:table-cell office:value-type="float" office:value="195800" table:style-name="ce6">
            <text:p>195 800</text:p>
          </table:table-cell>
          <table:table-cell office:value-type="float" office:value="298300" table:style-name="ce6">
            <text:p>298 300</text:p>
          </table:table-cell>
          <table:table-cell office:value-type="float" office:value="47450" table:style-name="ce6">
            <text:p>47 450</text:p>
          </table:table-cell>
          <table:table-cell office:value-type="float" office:value="1868045" table:style-name="ce7">
            <text:p>1 868 045</text:p>
          </table:table-cell>
          <table:table-cell office:value-type="float" office:value="1670624" table:style-name="ce7">
            <text:p>1 670 624</text:p>
          </table:table-cell>
          <table:table-cell office:value-type="percentage" office:value="0.89431678573053652" table:style-name="ce8">
            <text:p>89.4%</text:p>
          </table:table-cell>
          <table:table-cell office:value-type="float" office:value="1037313" table:style-name="ce6">
            <text:p>1 037 313</text:p>
          </table:table-cell>
          <table:table-cell office:value-type="float" office:value="658566" table:style-name="ce6">
            <text:p>658 566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893745" table:style-name="ce6">
            <text:p>893 745</text:p>
          </table:table-cell>
          <table:table-cell office:value-type="float" office:value="134400" table:style-name="ce6">
            <text:p>134 400</text:p>
          </table:table-cell>
          <table:table-cell office:value-type="float" office:value="253800" table:style-name="ce6">
            <text:p>253 800</text:p>
          </table:table-cell>
          <table:table-cell office:value-type="float" office:value="40475" table:style-name="ce6">
            <text:p>40 475</text:p>
          </table:table-cell>
          <table:table-cell office:value-type="float" office:value="1322420" table:style-name="ce7">
            <text:p>1 322 420</text:p>
          </table:table-cell>
          <table:table-cell office:value-type="float" office:value="1206939" table:style-name="ce7">
            <text:p>1 206 939</text:p>
          </table:table-cell>
          <table:table-cell office:value-type="percentage" office:value="0.91267449070643214" table:style-name="ce8">
            <text:p>91.3%</text:p>
          </table:table-cell>
          <table:table-cell office:value-type="float" office:value="816585" table:style-name="ce6">
            <text:p>816 585</text:p>
          </table:table-cell>
          <table:table-cell office:value-type="float" office:value="416783" table:style-name="ce6">
            <text:p>416 783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3214610" table:style-name="ce6">
            <text:p>3 214 610</text:p>
          </table:table-cell>
          <table:table-cell office:value-type="float" office:value="487700" table:style-name="ce6">
            <text:p>487 700</text:p>
          </table:table-cell>
          <table:table-cell office:value-type="float" office:value="969100" table:style-name="ce6">
            <text:p>969 100</text:p>
          </table:table-cell>
          <table:table-cell office:value-type="float" office:value="153950" table:style-name="ce6">
            <text:p>153 950</text:p>
          </table:table-cell>
          <table:table-cell office:value-type="float" office:value="4825360" table:style-name="ce7">
            <text:p>4 825 360</text:p>
          </table:table-cell>
          <table:table-cell office:value-type="float" office:value="4240669" table:style-name="ce7">
            <text:p>4 240 669</text:p>
          </table:table-cell>
          <table:table-cell office:value-type="percentage" office:value="0.87882955883084368" table:style-name="ce8">
            <text:p>87.9%</text:p>
          </table:table-cell>
          <table:table-cell office:value-type="float" office:value="2861596" table:style-name="ce6">
            <text:p>2 861 596</text:p>
          </table:table-cell>
          <table:table-cell office:value-type="float" office:value="1423308" table:style-name="ce6">
            <text:p>1 423 308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018440" table:style-name="ce6">
            <text:p>2 018 440</text:p>
          </table:table-cell>
          <table:table-cell office:value-type="float" office:value="305500" table:style-name="ce6">
            <text:p>305 500</text:p>
          </table:table-cell>
          <table:table-cell office:value-type="float" office:value="629800" table:style-name="ce6">
            <text:p>629 800</text:p>
          </table:table-cell>
          <table:table-cell office:value-type="float" office:value="100100" table:style-name="ce6">
            <text:p>100 100</text:p>
          </table:table-cell>
          <table:table-cell office:value-type="float" office:value="3053840" table:style-name="ce7">
            <text:p>3 053 840</text:p>
          </table:table-cell>
          <table:table-cell office:value-type="float" office:value="2679175" table:style-name="ce7">
            <text:p>2 679 175</text:p>
          </table:table-cell>
          <table:table-cell office:value-type="percentage" office:value="0.87731348073245485" table:style-name="ce8">
            <text:p>87.7%</text:p>
          </table:table-cell>
          <table:table-cell office:value-type="float" office:value="1821055" table:style-name="ce6">
            <text:p>1 821 055</text:p>
          </table:table-cell>
          <table:table-cell office:value-type="float" office:value="913453" table:style-name="ce6">
            <text:p>913 453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509615" table:style-name="ce6">
            <text:p>509 615</text:p>
          </table:table-cell>
          <table:table-cell office:value-type="float" office:value="73600" table:style-name="ce6">
            <text:p>73 600</text:p>
          </table:table-cell>
          <table:table-cell office:value-type="float" office:value="132400" table:style-name="ce6">
            <text:p>132 400</text:p>
          </table:table-cell>
          <table:table-cell office:value-type="float" office:value="21000" table:style-name="ce6">
            <text:p>21 000</text:p>
          </table:table-cell>
          <table:table-cell office:value-type="float" office:value="736615" table:style-name="ce7">
            <text:p>736 615</text:p>
          </table:table-cell>
          <table:table-cell office:value-type="float" office:value="678475" table:style-name="ce7">
            <text:p>678 475</text:p>
          </table:table-cell>
          <table:table-cell office:value-type="percentage" office:value="0.92107138735974692" table:style-name="ce8">
            <text:p>92.1%</text:p>
          </table:table-cell>
          <table:table-cell office:value-type="float" office:value="446172" table:style-name="ce6">
            <text:p>446 172</text:p>
          </table:table-cell>
          <table:table-cell office:value-type="float" office:value="244753" table:style-name="ce6">
            <text:p>244 753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406455" table:style-name="ce6">
            <text:p>1 406 455</text:p>
          </table:table-cell>
          <table:table-cell office:value-type="float" office:value="200200" table:style-name="ce6">
            <text:p>200 200</text:p>
          </table:table-cell>
          <table:table-cell office:value-type="float" office:value="336600" table:style-name="ce6">
            <text:p>336 600</text:p>
          </table:table-cell>
          <table:table-cell office:value-type="float" office:value="53600" table:style-name="ce6">
            <text:p>53 600</text:p>
          </table:table-cell>
          <table:table-cell office:value-type="float" office:value="1996855" table:style-name="ce7">
            <text:p>1 996 855</text:p>
          </table:table-cell>
          <table:table-cell office:value-type="float" office:value="1874422" table:style-name="ce7">
            <text:p>1 874 422</text:p>
          </table:table-cell>
          <table:table-cell office:value-type="percentage" office:value="0.93868708544185731" table:style-name="ce8">
            <text:p>93.9%</text:p>
          </table:table-cell>
          <table:table-cell office:value-type="float" office:value="1224586" table:style-name="ce6">
            <text:p>1 224 586</text:p>
          </table:table-cell>
          <table:table-cell office:value-type="float" office:value="690840" table:style-name="ce6">
            <text:p>690 840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48655" table:style-name="ce6">
            <text:p>148 655</text:p>
          </table:table-cell>
          <table:table-cell office:value-type="float" office:value="21600" table:style-name="ce6">
            <text:p>21 600</text:p>
          </table:table-cell>
          <table:table-cell office:value-type="float" office:value="39600" table:style-name="ce6">
            <text:p>39 600</text:p>
          </table:table-cell>
          <table:table-cell office:value-type="float" office:value="6300" table:style-name="ce6">
            <text:p>6 300</text:p>
          </table:table-cell>
          <table:table-cell office:value-type="float" office:value="216155" table:style-name="ce7">
            <text:p>216 155</text:p>
          </table:table-cell>
          <table:table-cell office:value-type="float" office:value="196016" table:style-name="ce7">
            <text:p>196 016</text:p>
          </table:table-cell>
          <table:table-cell office:value-type="percentage" office:value="0.9068307464550901" table:style-name="ce8">
            <text:p>90.7%</text:p>
          </table:table-cell>
          <table:table-cell office:value-type="float" office:value="127088" table:style-name="ce6">
            <text:p>127 088</text:p>
          </table:table-cell>
          <table:table-cell office:value-type="float" office:value="72600" table:style-name="ce6">
            <text:p>72 600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672205" table:style-name="ce6">
            <text:p>2 672 205</text:p>
          </table:table-cell>
          <table:table-cell office:value-type="float" office:value="408200" table:style-name="ce6">
            <text:p>408 200</text:p>
          </table:table-cell>
          <table:table-cell office:value-type="float" office:value="844700" table:style-name="ce6">
            <text:p>844 700</text:p>
          </table:table-cell>
          <table:table-cell office:value-type="float" office:value="134100" table:style-name="ce6">
            <text:p>134 100</text:p>
          </table:table-cell>
          <table:table-cell office:value-type="float" office:value="4059205" table:style-name="ce7">
            <text:p>4 059 205</text:p>
          </table:table-cell>
          <table:table-cell office:value-type="float" office:value="3601104" table:style-name="ce7">
            <text:p>3 601 104</text:p>
          </table:table-cell>
          <table:table-cell office:value-type="percentage" office:value="0.88714514295286884" table:style-name="ce8">
            <text:p>88.7%</text:p>
          </table:table-cell>
          <table:table-cell office:value-type="float" office:value="2444639" table:style-name="ce6">
            <text:p>2 444 639</text:p>
          </table:table-cell>
          <table:table-cell office:value-type="float" office:value="1227286" table:style-name="ce6">
            <text:p>1 227 286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575195" table:style-name="ce6">
            <text:p>575 195</text:p>
          </table:table-cell>
          <table:table-cell office:value-type="float" office:value="87100" table:style-name="ce6">
            <text:p>87 100</text:p>
          </table:table-cell>
          <table:table-cell office:value-type="float" office:value="188100" table:style-name="ce6">
            <text:p>188 100</text:p>
          </table:table-cell>
          <table:table-cell office:value-type="float" office:value="29900" table:style-name="ce6">
            <text:p>29 900</text:p>
          </table:table-cell>
          <table:table-cell office:value-type="float" office:value="880295" table:style-name="ce7">
            <text:p>880 295</text:p>
          </table:table-cell>
          <table:table-cell office:value-type="float" office:value="754586" table:style-name="ce7">
            <text:p>754 586</text:p>
          </table:table-cell>
          <table:table-cell office:value-type="percentage" office:value="0.85719673518536399" table:style-name="ce8">
            <text:p>85.7%</text:p>
          </table:table-cell>
          <table:table-cell office:value-type="float" office:value="490041" table:style-name="ce6">
            <text:p>490 041</text:p>
          </table:table-cell>
          <table:table-cell office:value-type="float" office:value="277687" table:style-name="ce6">
            <text:p>277 687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86215" table:style-name="ce6">
            <text:p>286 215</text:p>
          </table:table-cell>
          <table:table-cell office:value-type="float" office:value="43100" table:style-name="ce6">
            <text:p>43 100</text:p>
          </table:table-cell>
          <table:table-cell office:value-type="float" office:value="82300" table:style-name="ce6">
            <text:p>82 300</text:p>
          </table:table-cell>
          <table:table-cell office:value-type="float" office:value="13150" table:style-name="ce6">
            <text:p>13 150</text:p>
          </table:table-cell>
          <table:table-cell office:value-type="float" office:value="424765" table:style-name="ce7">
            <text:p>424 765</text:p>
          </table:table-cell>
          <table:table-cell office:value-type="float" office:value="400144" table:style-name="ce7">
            <text:p>400 144</text:p>
          </table:table-cell>
          <table:table-cell office:value-type="percentage" office:value="0.9420361847139006" table:style-name="ce8">
            <text:p>94.2%</text:p>
          </table:table-cell>
          <table:table-cell office:value-type="float" office:value="264869" table:style-name="ce6">
            <text:p>264 869</text:p>
          </table:table-cell>
          <table:table-cell office:value-type="float" office:value="146778" table:style-name="ce6">
            <text:p>146 778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028250" table:style-name="ce6">
            <text:p>1 028 250</text:p>
          </table:table-cell>
          <table:table-cell office:value-type="float" office:value="150600" table:style-name="ce6">
            <text:p>150 600</text:p>
          </table:table-cell>
          <table:table-cell office:value-type="float" office:value="276500" table:style-name="ce6">
            <text:p>276 500</text:p>
          </table:table-cell>
          <table:table-cell office:value-type="float" office:value="43950" table:style-name="ce6">
            <text:p>43 950</text:p>
          </table:table-cell>
          <table:table-cell office:value-type="float" office:value="1499300" table:style-name="ce7">
            <text:p>1 499 300</text:p>
          </table:table-cell>
          <table:table-cell office:value-type="float" office:value="1380112" table:style-name="ce7">
            <text:p>1 380 112</text:p>
          </table:table-cell>
          <table:table-cell office:value-type="percentage" office:value="0.92050423530981129" table:style-name="ce8">
            <text:p>92.1%</text:p>
          </table:table-cell>
          <table:table-cell office:value-type="float" office:value="928366" table:style-name="ce6">
            <text:p>928 366</text:p>
          </table:table-cell>
          <table:table-cell office:value-type="float" office:value="491940" table:style-name="ce6">
            <text:p>491 940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8890" table:style-name="ce6">
            <text:p>28 890</text:p>
          </table:table-cell>
          <table:table-cell office:value-type="float" office:value="3800" table:style-name="ce6">
            <text:p>3 800</text:p>
          </table:table-cell>
          <table:table-cell office:value-type="float" office:value="11000" table:style-name="ce6">
            <text:p>11 000</text:p>
          </table:table-cell>
          <table:table-cell office:value-type="float" office:value="1650" table:style-name="ce6">
            <text:p>1 650</text:p>
          </table:table-cell>
          <table:table-cell office:value-type="float" office:value="45340" table:style-name="ce7">
            <text:p>45 340</text:p>
          </table:table-cell>
          <table:table-cell office:value-type="float" office:value="39424" table:style-name="ce7">
            <text:p>39 424</text:p>
          </table:table-cell>
          <table:table-cell office:value-type="percentage" office:value="0.86951918835465369" table:style-name="ce8">
            <text:p>87.0%</text:p>
          </table:table-cell>
          <table:table-cell office:value-type="float" office:value="29894" table:style-name="ce6">
            <text:p>29 894</text:p>
          </table:table-cell>
          <table:table-cell office:value-type="float" office:value="10552" table:style-name="ce6">
            <text:p>10 552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8890" table:style-name="ce6">
            <text:p>28 890</text:p>
          </table:table-cell>
          <table:table-cell office:value-type="float" office:value="3700" table:style-name="ce6">
            <text:p>3 700</text:p>
          </table:table-cell>
          <table:table-cell office:value-type="float" office:value="11000" table:style-name="ce6">
            <text:p>11 000</text:p>
          </table:table-cell>
          <table:table-cell office:value-type="float" office:value="1650" table:style-name="ce6">
            <text:p>1 650</text:p>
          </table:table-cell>
          <table:table-cell office:value-type="float" office:value="45240" table:style-name="ce7">
            <text:p>45 240</text:p>
          </table:table-cell>
          <table:table-cell office:value-type="float" office:value="38634" table:style-name="ce7">
            <text:p>38 634</text:p>
          </table:table-cell>
          <table:table-cell office:value-type="percentage" office:value="0.8539787798408488" table:style-name="ce8">
            <text:p>85.4%</text:p>
          </table:table-cell>
          <table:table-cell office:value-type="float" office:value="28251" table:style-name="ce6">
            <text:p>28 251</text:p>
          </table:table-cell>
          <table:table-cell office:value-type="float" office:value="11443" table:style-name="ce6">
            <text:p>11 443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6520" table:style-name="ce6">
            <text:p>26 520</text:p>
          </table:table-cell>
          <table:table-cell office:value-type="float" office:value="7700" table:style-name="ce6">
            <text:p>7 700</text:p>
          </table:table-cell>
          <table:table-cell office:value-type="float" office:value="66100" table:style-name="ce6">
            <text:p>66 100</text:p>
          </table:table-cell>
          <table:table-cell office:value-type="float" office:value="0" table:style-name="ce6">
            <text:p>0</text:p>
          </table:table-cell>
          <table:table-cell office:value-type="float" office:value="100320" table:style-name="ce7">
            <text:p>100 320</text:p>
          </table:table-cell>
          <table:table-cell office:value-type="float" office:value="81330" table:style-name="ce7">
            <text:p>81 330</text:p>
          </table:table-cell>
          <table:table-cell office:value-type="percentage" office:value="0.81070574162679421" table:style-name="ce8">
            <text:p>81.1%</text:p>
          </table:table-cell>
          <table:table-cell office:value-type="float" office:value="69559" table:style-name="ce6">
            <text:p>69 559</text:p>
          </table:table-cell>
          <table:table-cell office:value-type="float" office:value="11771" table:style-name="ce6">
            <text:p>11 771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0207265" table:style-name="ce12">
            <text:p>20 207 265</text:p>
          </table:table-cell>
          <table:table-cell office:value-type="float" office:value="3006200" table:style-name="ce13">
            <text:p>3 006 200</text:p>
          </table:table-cell>
          <table:table-cell office:value-type="float" office:value="5975400" table:style-name="ce14">
            <text:p>5 975 400</text:p>
          </table:table-cell>
          <table:table-cell office:value-type="float" office:value="938825" table:style-name="ce15">
            <text:p>938 825</text:p>
          </table:table-cell>
          <table:table-cell office:value-type="float" office:value="30127690" table:style-name="ce16">
            <text:p>30 127 690</text:p>
          </table:table-cell>
          <table:table-cell office:value-type="float" office:value="27119733" table:style-name="ce16">
            <text:p>27 119 733</text:p>
          </table:table-cell>
          <table:table-cell office:value-type="percentage" office:value="0.90015972017768375" table:style-name="ce17">
            <text:p>90.0%</text:p>
          </table:table-cell>
          <table:table-cell office:value-type="float" office:value="18178604" table:style-name="ce16">
            <text:p>18 178 604</text:p>
          </table:table-cell>
          <table:table-cell office:value-type="float" office:value="9405245" table:style-name="ce16">
            <text:p>9 405 245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 865</text:p>
          </table:table-cell>
          <table:table-cell office:value-type="float" office:value="41865" table:style-name="ce24">
            <text:p>41 865</text:p>
          </table:table-cell>
          <table:table-cell office:value-type="float" office:value="40282" table:style-name="ce24">
            <text:p>40 282</text:p>
          </table:table-cell>
          <table:table-cell office:value-type="percentage" office:value="1" table:style-name="ce25">
            <text:p>100.0%</text:p>
          </table:table-cell>
          <table:table-cell office:value-type="percentage" office:value="0.9621879851904932" table:style-name="ce25">
            <text:p>96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578" table:style-name="ce6">
            <text:p>18 578</text:p>
          </table:table-cell>
          <table:table-cell office:value-type="float" office:value="18557" table:style-name="ce6">
            <text:p>18 557</text:p>
          </table:table-cell>
          <table:table-cell office:value-type="float" office:value="17875" table:style-name="ce6">
            <text:p>17 875</text:p>
          </table:table-cell>
          <table:table-cell office:value-type="percentage" office:value="0.99886963074604374" table:style-name="ce26">
            <text:p>99.9%</text:p>
          </table:table-cell>
          <table:table-cell office:value-type="percentage" office:value="0.96215954354612987" table:style-name="ce26">
            <text:p>96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 948</text:p>
          </table:table-cell>
          <table:table-cell office:value-type="float" office:value="11755" table:style-name="ce6">
            <text:p>11 755</text:p>
          </table:table-cell>
          <table:table-cell office:value-type="float" office:value="11168" table:style-name="ce6">
            <text:p>11 168</text:p>
          </table:table-cell>
          <table:table-cell office:value-type="percentage" office:value="0.98384666889856043" table:style-name="ce26">
            <text:p>98.4%</text:p>
          </table:table-cell>
          <table:table-cell office:value-type="percentage" office:value="0.93471710746568459" table:style-name="ce26">
            <text:p>93.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 496</text:p>
          </table:table-cell>
          <table:table-cell office:value-type="float" office:value="5456" table:style-name="ce6">
            <text:p>5 456</text:p>
          </table:table-cell>
          <table:table-cell office:value-type="float" office:value="5202" table:style-name="ce6">
            <text:p>5 202</text:p>
          </table:table-cell>
          <table:table-cell office:value-type="percentage" office:value="0.99272197962154296" table:style-name="ce26">
            <text:p>99.3%</text:p>
          </table:table-cell>
          <table:table-cell office:value-type="percentage" office:value="0.94650655021834063" table:style-name="ce26">
            <text:p>94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862" table:style-name="ce6">
            <text:p>10 862</text:p>
          </table:table-cell>
          <table:table-cell office:value-type="float" office:value="10862" table:style-name="ce6">
            <text:p>10 862</text:p>
          </table:table-cell>
          <table:table-cell office:value-type="float" office:value="9890" table:style-name="ce6">
            <text:p>9 890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1051371754741295" table:style-name="ce26">
            <text:p>91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 470</text:p>
          </table:table-cell>
          <table:table-cell office:value-type="float" office:value="7205" table:style-name="ce6">
            <text:p>7 205</text:p>
          </table:table-cell>
          <table:table-cell office:value-type="float" office:value="7026" table:style-name="ce6">
            <text:p>7 026</text:p>
          </table:table-cell>
          <table:table-cell office:value-type="percentage" office:value="0.96452476572958501" table:style-name="ce26">
            <text:p>96.5%</text:p>
          </table:table-cell>
          <table:table-cell office:value-type="percentage" office:value="0.94056224899598395" table:style-name="ce26">
            <text:p>94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 500</text:p>
          </table:table-cell>
          <table:table-cell office:value-type="float" office:value="46312" table:style-name="ce6">
            <text:p>46 312</text:p>
          </table:table-cell>
          <table:table-cell office:value-type="float" office:value="44765" table:style-name="ce6">
            <text:p>44 765</text:p>
          </table:table-cell>
          <table:table-cell office:value-type="percentage" office:value="0.9959569892473118" table:style-name="ce26">
            <text:p>99.6%</text:p>
          </table:table-cell>
          <table:table-cell office:value-type="percentage" office:value="0.95913978494623653" table:style-name="ce26">
            <text:p>95.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 566</text:p>
          </table:table-cell>
          <table:table-cell office:value-type="float" office:value="25525" table:style-name="ce6">
            <text:p>25 525</text:p>
          </table:table-cell>
          <table:table-cell office:value-type="float" office:value="24325" table:style-name="ce6">
            <text:p>24 325</text:p>
          </table:table-cell>
          <table:table-cell office:value-type="percentage" office:value="0.99839630759602593" table:style-name="ce26">
            <text:p>99.8%</text:p>
          </table:table-cell>
          <table:table-cell office:value-type="percentage" office:value="0.95145896894312754" table:style-name="ce26">
            <text:p>95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93" table:style-name="ce6">
            <text:p>80 293</text:p>
          </table:table-cell>
          <table:table-cell office:value-type="float" office:value="80293" table:style-name="ce6">
            <text:p>80 293</text:p>
          </table:table-cell>
          <table:table-cell office:value-type="float" office:value="70077" table:style-name="ce6">
            <text:p>70 077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7276599454497905" table:style-name="ce26">
            <text:p>87.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297" table:style-name="ce6">
            <text:p>30 297</text:p>
          </table:table-cell>
          <table:table-cell office:value-type="float" office:value="30297" table:style-name="ce6">
            <text:p>30 297</text:p>
          </table:table-cell>
          <table:table-cell office:value-type="float" office:value="28226" table:style-name="ce6">
            <text:p>28 2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3164339703601018" table:style-name="ce26">
            <text:p>93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76" table:style-name="ce6">
            <text:p>15 276</text:p>
          </table:table-cell>
          <table:table-cell office:value-type="float" office:value="15252" table:style-name="ce6">
            <text:p>15 252</text:p>
          </table:table-cell>
          <table:table-cell office:value-type="float" office:value="14272" table:style-name="ce6">
            <text:p>14 272</text:p>
          </table:table-cell>
          <table:table-cell office:value-type="percentage" office:value="0.99842890809112328" table:style-name="ce26">
            <text:p>99.8%</text:p>
          </table:table-cell>
          <table:table-cell office:value-type="percentage" office:value="0.93427598847865934" table:style-name="ce26">
            <text:p>93.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 800</text:p>
          </table:table-cell>
          <table:table-cell office:value-type="float" office:value="23700" table:style-name="ce6">
            <text:p>23 700</text:p>
          </table:table-cell>
          <table:table-cell office:value-type="float" office:value="23088" table:style-name="ce6">
            <text:p>23 088</text:p>
          </table:table-cell>
          <table:table-cell office:value-type="percentage" office:value="0.99579831932773111" table:style-name="ce26">
            <text:p>99.6%</text:p>
          </table:table-cell>
          <table:table-cell office:value-type="percentage" office:value="0.97008403361344542" table:style-name="ce26">
            <text:p>97.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 390</text:p>
          </table:table-cell>
          <table:table-cell office:value-type="float" office:value="3390" table:style-name="ce6">
            <text:p>3 390</text:p>
          </table:table-cell>
          <table:table-cell office:value-type="float" office:value="3295" table:style-name="ce6">
            <text:p>3 295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1976401179941" table:style-name="ce26">
            <text:p>97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604" table:style-name="ce6">
            <text:p>52 604</text:p>
          </table:table-cell>
          <table:table-cell office:value-type="float" office:value="52604" table:style-name="ce6">
            <text:p>52 604</text:p>
          </table:table-cell>
          <table:table-cell office:value-type="float" office:value="50860" table:style-name="ce6">
            <text:p>50 860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6684662763287965" table:style-name="ce26">
            <text:p>96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 885</text:p>
          </table:table-cell>
          <table:table-cell office:value-type="float" office:value="11482" table:style-name="ce6">
            <text:p>11 482</text:p>
          </table:table-cell>
          <table:table-cell office:value-type="float" office:value="11047" table:style-name="ce6">
            <text:p>11 047</text:p>
          </table:table-cell>
          <table:table-cell office:value-type="percentage" office:value="0.96609171224232226" table:style-name="ce26">
            <text:p>96.6%</text:p>
          </table:table-cell>
          <table:table-cell office:value-type="percentage" office:value="0.92949095498527556" table:style-name="ce26">
            <text:p>92.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86" table:style-name="ce6">
            <text:p>8 386</text:p>
          </table:table-cell>
          <table:table-cell office:value-type="float" office:value="8386" table:style-name="ce6">
            <text:p>8 386</text:p>
          </table:table-cell>
          <table:table-cell office:value-type="float" office:value="8235" table:style-name="ce6">
            <text:p>8 235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8199379918912477" table:style-name="ce26">
            <text:p>98.2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 361</text:p>
          </table:table-cell>
          <table:table-cell office:value-type="float" office:value="24361" table:style-name="ce6">
            <text:p>24 361</text:p>
          </table:table-cell>
          <table:table-cell office:value-type="float" office:value="20749" table:style-name="ce6">
            <text:p>20 749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6350322202694785" table:style-name="ce26">
            <text:p>86.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.0%</text:p>
          </table:table-cell>
          <table:table-cell office:value-type="percentage" office:value="0.96969696969696972" table:style-name="ce26">
            <text:p>97.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float" office:value="326" table:style-name="ce6">
            <text:p>3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60479041916168" table:style-name="ce26">
            <text:p>97.6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9109" table:style-name="ce16">
            <text:p>419 109</text:p>
          </table:table-cell>
          <table:table-cell office:value-type="float" office:value="417832" table:style-name="ce16">
            <text:p>417 832</text:p>
          </table:table-cell>
          <table:table-cell office:value-type="float" office:value="390900" table:style-name="ce16">
            <text:p>390 900</text:p>
          </table:table-cell>
          <table:table-cell office:value-type="percentage" office:value="0.99695305994383321" table:style-name="ce27">
            <text:p>99.7%</text:p>
          </table:table-cell>
          <table:table-cell office:value-type="percentage" office:value="0.93269292713828622" table:style-name="ce27">
            <text:p>93.3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 980 044</text:p>
          </table:table-cell>
          <table:table-cell office:value-type="float" office:value="1892935" table:style-name="ce24">
            <text:p>1 892 935</text:p>
          </table:table-cell>
          <table:table-cell office:value-type="percentage" office:value="0.95600653318815132" table:style-name="ce29">
            <text:p>95.6%</text:p>
          </table:table-cell>
          <table:table-cell office:value-type="float" office:value="1211674" table:style-name="ce24">
            <text:p>1 211 674</text:p>
          </table:table-cell>
          <table:table-cell office:value-type="percentage" office:value="0.61194296692396732" table:style-name="ce29">
            <text:p>61.2%</text:p>
          </table:table-cell>
          <table:table-cell office:value-type="date" office:date-value="2021-05-31T00:00:00" table:style-name="ce30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 129</text:p>
          </table:table-cell>
          <table:table-cell office:value-type="float" office:value="358940" table:style-name="ce6">
            <text:p>358 940</text:p>
          </table:table-cell>
          <table:table-cell office:value-type="percentage" office:value="0.95940170369043831" table:style-name="ce31">
            <text:p>95.9%</text:p>
          </table:table-cell>
          <table:table-cell office:value-type="float" office:value="246380" table:style-name="ce6">
            <text:p>246 380</text:p>
          </table:table-cell>
          <table:table-cell office:value-type="percentage" office:value="0.65854290899662948" table:style-name="ce31">
            <text:p>65.9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 727</text:p>
          </table:table-cell>
          <table:table-cell office:value-type="float" office:value="336732" table:style-name="ce6">
            <text:p>336 732</text:p>
          </table:table-cell>
          <table:table-cell office:value-type="percentage" office:value="0.97117328618769239" table:style-name="ce31">
            <text:p>97.1%</text:p>
          </table:table-cell>
          <table:table-cell office:value-type="float" office:value="218186" table:style-name="ce6">
            <text:p>218 186</text:p>
          </table:table-cell>
          <table:table-cell office:value-type="percentage" office:value="0.62927317457250231" table:style-name="ce31">
            <text:p>62.9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 289</text:p>
          </table:table-cell>
          <table:table-cell office:value-type="float" office:value="220560" table:style-name="ce6">
            <text:p>220 560</text:p>
          </table:table-cell>
          <table:table-cell office:value-type="percentage" office:value="0.89191189256295267" table:style-name="ce31">
            <text:p>89.2%</text:p>
          </table:table-cell>
          <table:table-cell office:value-type="float" office:value="125084" table:style-name="ce6">
            <text:p>125 084</text:p>
          </table:table-cell>
          <table:table-cell office:value-type="percentage" office:value="0.5058211242716012" table:style-name="ce31">
            <text:p>50.6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 859</text:p>
          </table:table-cell>
          <table:table-cell office:value-type="float" office:value="434816" table:style-name="ce6">
            <text:p>434 816</text:p>
          </table:table-cell>
          <table:table-cell office:value-type="percentage" office:value="0.9061328431893535" table:style-name="ce31">
            <text:p>90.6%</text:p>
          </table:table-cell>
          <table:table-cell office:value-type="float" office:value="240059" table:style-name="ce6">
            <text:p>240 059</text:p>
          </table:table-cell>
          <table:table-cell office:value-type="percentage" office:value="0.50026987094125563" table:style-name="ce31">
            <text:p>50.0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 453</text:p>
          </table:table-cell>
          <table:table-cell office:value-type="float" office:value="168040" table:style-name="ce6">
            <text:p>168 040</text:p>
          </table:table-cell>
          <table:table-cell office:value-type="percentage" office:value="0.98009366998536041" table:style-name="ce31">
            <text:p>98.0%</text:p>
          </table:table-cell>
          <table:table-cell office:value-type="float" office:value="106141" table:style-name="ce6">
            <text:p>106 141</text:p>
          </table:table-cell>
          <table:table-cell office:value-type="percentage" office:value="0.61906761619802508" table:style-name="ce31">
            <text:p>61.9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 642</text:p>
          </table:table-cell>
          <table:table-cell office:value-type="float" office:value="777078" table:style-name="ce6">
            <text:p>777 078</text:p>
          </table:table-cell>
          <table:table-cell office:value-type="percentage" office:value="0.98658781527648343" table:style-name="ce31">
            <text:p>98.7%</text:p>
          </table:table-cell>
          <table:table-cell office:value-type="float" office:value="552849" table:style-name="ce6">
            <text:p>552 849</text:p>
          </table:table-cell>
          <table:table-cell office:value-type="percentage" office:value="0.70190391065991908" table:style-name="ce31">
            <text:p>70.2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 739</text:p>
          </table:table-cell>
          <table:table-cell office:value-type="float" office:value="497313" table:style-name="ce6">
            <text:p>497 313</text:p>
          </table:table-cell>
          <table:table-cell office:value-type="percentage" office:value="0.96991451791262218" table:style-name="ce31">
            <text:p>97.0%</text:p>
          </table:table-cell>
          <table:table-cell office:value-type="float" office:value="323019" table:style-name="ce6">
            <text:p>323 019</text:p>
          </table:table-cell>
          <table:table-cell office:value-type="percentage" office:value="0.62998718646328833" table:style-name="ce31">
            <text:p>63.0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 920 072</text:p>
          </table:table-cell>
          <table:table-cell office:value-type="float" office:value="1761337" table:style-name="ce6">
            <text:p>1 761 337</text:p>
          </table:table-cell>
          <table:table-cell office:value-type="percentage" office:value="0.91732862101004542" table:style-name="ce31">
            <text:p>91.7%</text:p>
          </table:table-cell>
          <table:table-cell office:value-type="float" office:value="1070100" table:style-name="ce6">
            <text:p>1 070 100</text:p>
          </table:table-cell>
          <table:table-cell office:value-type="percentage" office:value="0.55732285039311025" table:style-name="ce31">
            <text:p>55.7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1295121" table:style-name="ce6">
            <text:p>1 295 121</text:p>
          </table:table-cell>
          <table:table-cell office:value-type="float" office:value="1235499" table:style-name="ce6">
            <text:p>1 235 499</text:p>
          </table:table-cell>
          <table:table-cell office:value-type="percentage" office:value="0.95396414697931697" table:style-name="ce31">
            <text:p>95.4%</text:p>
          </table:table-cell>
          <table:table-cell office:value-type="float" office:value="757177" table:style-name="ce6">
            <text:p>757 177</text:p>
          </table:table-cell>
          <table:table-cell office:value-type="percentage" office:value="0.58463803768142131" table:style-name="ce31">
            <text:p>58.5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 178</text:p>
          </table:table-cell>
          <table:table-cell office:value-type="float" office:value="297741" table:style-name="ce6">
            <text:p>297 741</text:p>
          </table:table-cell>
          <table:table-cell office:value-type="percentage" office:value="1.0155639236231915" table:style-name="ce31">
            <text:p>101.6%</text:p>
          </table:table-cell>
          <table:table-cell office:value-type="float" office:value="199594" table:style-name="ce6">
            <text:p>199 594</text:p>
          </table:table-cell>
          <table:table-cell office:value-type="percentage" office:value="0.68079460259637492" table:style-name="ce31">
            <text:p>68.1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 991</text:p>
          </table:table-cell>
          <table:table-cell office:value-type="float" office:value="848880" table:style-name="ce6">
            <text:p>848 880</text:p>
          </table:table-cell>
          <table:table-cell office:value-type="percentage" office:value="0.97461397419720752" table:style-name="ce31">
            <text:p>97.5%</text:p>
          </table:table-cell>
          <table:table-cell office:value-type="float" office:value="588903" table:style-name="ce6">
            <text:p>588 903</text:p>
          </table:table-cell>
          <table:table-cell office:value-type="percentage" office:value="0.67612983371814406" table:style-name="ce31">
            <text:p>67.6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 050</text:p>
          </table:table-cell>
          <table:table-cell office:value-type="float" office:value="87106" table:style-name="ce6">
            <text:p>87 106</text:p>
          </table:table-cell>
          <table:table-cell office:value-type="percentage" office:value="0.98927881885292446" table:style-name="ce31">
            <text:p>98.9%</text:p>
          </table:table-cell>
          <table:table-cell office:value-type="float" office:value="61342" table:style-name="ce6">
            <text:p>61 342</text:p>
          </table:table-cell>
          <table:table-cell office:value-type="percentage" office:value="0.69667234525837596" table:style-name="ce31">
            <text:p>69.7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 593 526</text:p>
          </table:table-cell>
          <table:table-cell office:value-type="float" office:value="1498253" table:style-name="ce6">
            <text:p>1 498 253</text:p>
          </table:table-cell>
          <table:table-cell office:value-type="percentage" office:value="0.94021245966491918" table:style-name="ce31">
            <text:p>94.0%</text:p>
          </table:table-cell>
          <table:table-cell office:value-type="float" office:value="934330" table:style-name="ce6">
            <text:p>934 330</text:p>
          </table:table-cell>
          <table:table-cell office:value-type="percentage" office:value="0.58632868243128755" table:style-name="ce31">
            <text:p>58.6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 579</text:p>
          </table:table-cell>
          <table:table-cell office:value-type="float" office:value="297736" table:style-name="ce6">
            <text:p>297 736</text:p>
          </table:table-cell>
          <table:table-cell office:value-type="percentage" office:value="0.93165070295607655" table:style-name="ce31">
            <text:p>93.2%</text:p>
          </table:table-cell>
          <table:table-cell office:value-type="float" office:value="193726" table:style-name="ce6">
            <text:p>193 726</text:p>
          </table:table-cell>
          <table:table-cell office:value-type="percentage" office:value="0.60619127039010701" table:style-name="ce31">
            <text:p>60.6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 802</text:p>
          </table:table-cell>
          <table:table-cell office:value-type="float" office:value="165713" table:style-name="ce6">
            <text:p>165 713</text:p>
          </table:table-cell>
          <table:table-cell office:value-type="percentage" office:value="0.97020526691724918" table:style-name="ce31">
            <text:p>97.0%</text:p>
          </table:table-cell>
          <table:table-cell office:value-type="float" office:value="110429" table:style-name="ce6">
            <text:p>110 429</text:p>
          </table:table-cell>
          <table:table-cell office:value-type="percentage" office:value="0.64653224201121762" table:style-name="ce31">
            <text:p>64.7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 150</text:p>
          </table:table-cell>
          <table:table-cell office:value-type="float" office:value="634109" table:style-name="ce6">
            <text:p>634 109</text:p>
          </table:table-cell>
          <table:table-cell office:value-type="percentage" office:value="0.9738293787913691" table:style-name="ce31">
            <text:p>97.4%</text:p>
          </table:table-cell>
          <table:table-cell office:value-type="float" office:value="392045" table:style-name="ce6">
            <text:p>392 045</text:p>
          </table:table-cell>
          <table:table-cell office:value-type="percentage" office:value="0.60208093373262694" table:style-name="ce31">
            <text:p>60.2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 780</text:p>
          </table:table-cell>
          <table:table-cell office:value-type="float" office:value="12410" table:style-name="ce6">
            <text:p>12 410</text:p>
          </table:table-cell>
          <table:table-cell office:value-type="percentage" office:value="0.83964817320703655" table:style-name="ce31">
            <text:p>84.0%</text:p>
          </table:table-cell>
          <table:table-cell office:value-type="float" office:value="6909" table:style-name="ce6">
            <text:p>6 909</text:p>
          </table:table-cell>
          <table:table-cell office:value-type="percentage" office:value="0.46745602165087957" table:style-name="ce31">
            <text:p>46.7%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 924</text:p>
          </table:table-cell>
          <table:table-cell office:value-type="float" office:value="11129" table:style-name="ce6">
            <text:p>11 129</text:p>
          </table:table-cell>
          <table:table-cell office:value-type="percentage" office:value="0.79926745188164317" table:style-name="ce31">
            <text:p>79.9%</text:p>
          </table:table-cell>
          <table:table-cell office:value-type="float" office:value="6658" table:style-name="ce6">
            <text:p>6 658</text:p>
          </table:table-cell>
          <table:table-cell office:value-type="percentage" office:value="0.47816719333524849" table:style-name="ce31">
            <text:p>47.8%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318" table:style-name="ce6">
            <text:p>3 318</text:p>
          </table:table-cell>
          <table:table-cell office:value-type="string" table:style-name="ce31">
            <text:p>-</text:p>
          </table:table-cell>
          <table:table-cell office:value-type="float" office:value="642" table:style-name="ce6">
            <text:p>642</text:p>
          </table:table-cell>
          <table:table-cell office:value-type="string" table:style-name="ce31">
            <text:p>-</text:p>
          </table:table-cell>
          <table:table-cell office:value-type="date" office:date-value="2021-05-31T00:00:00" table:style-name="ce9">
            <text:p>31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 131 055</text:p>
          </table:table-cell>
          <table:table-cell office:value-type="float" office:value="11539645" table:style-name="ce16">
            <text:p>11 539 645</text:p>
          </table:table-cell>
          <table:table-cell office:value-type="percentage" office:value="0.95124826323844047" table:style-name="ce17">
            <text:p>95.1%</text:p>
          </table:table-cell>
          <table:table-cell office:value-type="float" office:value="7345247" table:style-name="ce16">
            <text:p>7 345 247</text:p>
          </table:table-cell>
          <table:table-cell office:value-type="percentage" office:value="0.6054911959429744" table:style-name="ce17">
            <text:p>60.5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9777" table:style-name="ce40">
            <text:p>429 777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39198" table:style-name="ce40">
            <text:p>639 198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8280546325922802" table:style-name="ce41">
            <text:p>98.3%</text:p>
          </table:table-cell>
          <table:table-cell office:value-type="float" office:value="823960" table:style-name="ce40">
            <text:p>823 960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89937531858970232" table:style-name="ce41">
            <text:p>89.9%</text:p>
          </table:table-cell>
          <table:table-cell office:value-type="float" office:value="836075" table:style-name="ce40">
            <text:p>836 075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0.66091788199563484" table:style-name="ce41">
            <text:p>66.1%</text:p>
          </table:table-cell>
          <table:table-cell office:value-type="float" office:value="390613" table:style-name="ce40">
            <text:p>390 613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0.129798453569023" table:style-name="ce41">
            <text:p>13.0%</text:p>
          </table:table-cell>
          <table:table-cell office:value-type="float" office:value="39094" table:style-name="ce40">
            <text:p>39 094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6.2465846230542341E-2" table:style-name="ce41">
            <text:p>6.2%</text:p>
          </table:table-cell>
          <table:table-cell office:value-type="float" office:value="528" table:style-name="ce40">
            <text:p>528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2.9023587161460195E-3" table:style-name="ce41">
            <text:p>0.3%</text:p>
          </table:table-cell>
          <table:table-cell office:value-type="float" office:value="3159245" table:style-name="ce40">
            <text:p>3 159 245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44734490449381803" table:style-name="ce41">
            <text:p>44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343" table:style-name="ce43">
            <text:p>100 343</text:p>
          </table:table-cell>
          <table:table-cell office:value-type="float" office:value="98807" table:style-name="ce43">
            <text:p>98 807</text:p>
          </table:table-cell>
          <table:table-cell office:value-type="percentage" office:value="1" table:style-name="ce44">
            <text:p>100.0%</text:p>
          </table:table-cell>
          <table:table-cell office:value-type="float" office:value="116792" table:style-name="ce43">
            <text:p>116 792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8181665335631119" table:style-name="ce44">
            <text:p>98.2%</text:p>
          </table:table-cell>
          <table:table-cell office:value-type="float" office:value="141805" table:style-name="ce43">
            <text:p>141 805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90687293354735976" table:style-name="ce44">
            <text:p>90.7%</text:p>
          </table:table-cell>
          <table:table-cell office:value-type="float" office:value="118369" table:style-name="ce43">
            <text:p>118 369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0.59702117357489437" table:style-name="ce44">
            <text:p>59.7%</text:p>
          </table:table-cell>
          <table:table-cell office:value-type="float" office:value="63362" table:style-name="ce43">
            <text:p>63 362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0.14204083096643449" table:style-name="ce44">
            <text:p>14.2%</text:p>
          </table:table-cell>
          <table:table-cell office:value-type="float" office:value="6812" table:style-name="ce43">
            <text:p>6 812</text:p>
          </table:table-cell>
          <table:table-cell office:value-type="float" office:value="89180" table:style-name="ce43">
            <text:p>89 180</text:p>
          </table:table-cell>
          <table:table-cell office:value-type="percentage" office:value="7.6384839650145767E-2" table:style-name="ce44">
            <text:p>7.6%</text:p>
          </table:table-cell>
          <table:table-cell office:value-type="float" office:value="62" table:style-name="ce43">
            <text:p>62</text:p>
          </table:table-cell>
          <table:table-cell office:value-type="float" office:value="25106" table:style-name="ce43">
            <text:p>25 106</text:p>
          </table:table-cell>
          <table:table-cell office:value-type="percentage" office:value="2.4695291962080778E-3" table:style-name="ce44">
            <text:p>0.2%</text:p>
          </table:table-cell>
          <table:table-cell office:value-type="float" office:value="547545" table:style-name="ce43">
            <text:p>547 545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48337076390139516" table:style-name="ce44">
            <text:p>48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8093" table:style-name="ce43">
            <text:p>88 093</text:p>
          </table:table-cell>
          <table:table-cell office:value-type="float" office:value="87826" table:style-name="ce43">
            <text:p>87 826</text:p>
          </table:table-cell>
          <table:table-cell office:value-type="percentage" office:value="1" table:style-name="ce44">
            <text:p>100.0%</text:p>
          </table:table-cell>
          <table:table-cell office:value-type="float" office:value="112597" table:style-name="ce43">
            <text:p>112 597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1" table:style-name="ce44">
            <text:p>100.0%</text:p>
          </table:table-cell>
          <table:table-cell office:value-type="float" office:value="136042" table:style-name="ce43">
            <text:p>136 042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90905567583460289" table:style-name="ce44">
            <text:p>90.9%</text:p>
          </table:table-cell>
          <table:table-cell office:value-type="float" office:value="106798" table:style-name="ce43">
            <text:p>106 798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65663254326908294" table:style-name="ce44">
            <text:p>65.7%</text:p>
          </table:table-cell>
          <table:table-cell office:value-type="float" office:value="45530" table:style-name="ce43">
            <text:p>45 530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4135581117372203" table:style-name="ce44">
            <text:p>14.1%</text:p>
          </table:table-cell>
          <table:table-cell office:value-type="float" office:value="4604" table:style-name="ce43">
            <text:p>4 604</text:p>
          </table:table-cell>
          <table:table-cell office:value-type="float" office:value="54179" table:style-name="ce43">
            <text:p>54 179</text:p>
          </table:table-cell>
          <table:table-cell office:value-type="percentage" office:value="8.4977574336920214E-2" table:style-name="ce44">
            <text:p>8.5%</text:p>
          </table:table-cell>
          <table:table-cell office:value-type="float" office:value="53" table:style-name="ce43">
            <text:p>53</text:p>
          </table:table-cell>
          <table:table-cell office:value-type="float" office:value="15563" table:style-name="ce43">
            <text:p>15 563</text:p>
          </table:table-cell>
          <table:table-cell office:value-type="percentage" office:value="3.4055130758851122E-3" table:style-name="ce44">
            <text:p>0.3%</text:p>
          </table:table-cell>
          <table:table-cell office:value-type="float" office:value="493717" table:style-name="ce43">
            <text:p>493 717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54783851470635558" table:style-name="ce44">
            <text:p>54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325" table:style-name="ce43">
            <text:p>50 325</text:p>
          </table:table-cell>
          <table:table-cell office:value-type="float" office:value="49542" table:style-name="ce43">
            <text:p>49 542</text:p>
          </table:table-cell>
          <table:table-cell office:value-type="percentage" office:value="1" table:style-name="ce44">
            <text:p>100.0%</text:p>
          </table:table-cell>
          <table:table-cell office:value-type="float" office:value="76038" table:style-name="ce43">
            <text:p>76 038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9443837249739182" table:style-name="ce44">
            <text:p>94.4%</text:p>
          </table:table-cell>
          <table:table-cell office:value-type="float" office:value="94197" table:style-name="ce43">
            <text:p>94 197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0.80351613481075823" table:style-name="ce44">
            <text:p>80.4%</text:p>
          </table:table-cell>
          <table:table-cell office:value-type="float" office:value="106725" table:style-name="ce43">
            <text:p>106 725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0.64370887289878587" table:style-name="ce44">
            <text:p>64.4%</text:p>
          </table:table-cell>
          <table:table-cell office:value-type="float" office:value="53006" table:style-name="ce43">
            <text:p>53 006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0.11422377568127848" table:style-name="ce44">
            <text:p>11.4%</text:p>
          </table:table-cell>
          <table:table-cell office:value-type="float" office:value="4408" table:style-name="ce43">
            <text:p>4 408</text:p>
          </table:table-cell>
          <table:table-cell office:value-type="float" office:value="85839" table:style-name="ce43">
            <text:p>85 839</text:p>
          </table:table-cell>
          <table:table-cell office:value-type="percentage" office:value="5.1351949580027728E-2" table:style-name="ce44">
            <text:p>5.1%</text:p>
          </table:table-cell>
          <table:table-cell office:value-type="float" office:value="43" table:style-name="ce43">
            <text:p>43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8454935622317598E-3" table:style-name="ce44">
            <text:p>0.2%</text:p>
          </table:table-cell>
          <table:table-cell office:value-type="float" office:value="384742" table:style-name="ce43">
            <text:p>384 742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39009448644856071" table:style-name="ce44">
            <text:p>39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90572" table:style-name="ce43">
            <text:p>90 572</text:p>
          </table:table-cell>
          <table:table-cell office:value-type="float" office:value="90236" table:style-name="ce43">
            <text:p>90 236</text:p>
          </table:table-cell>
          <table:table-cell office:value-type="percentage" office:value="1" table:style-name="ce44">
            <text:p>100.0%</text:p>
          </table:table-cell>
          <table:table-cell office:value-type="float" office:value="145262" table:style-name="ce43">
            <text:p>145 262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94001850761335914" table:style-name="ce44">
            <text:p>94.0%</text:p>
          </table:table-cell>
          <table:table-cell office:value-type="float" office:value="198982" table:style-name="ce43">
            <text:p>198 982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0.84640055807939019" table:style-name="ce44">
            <text:p>84.6%</text:p>
          </table:table-cell>
          <table:table-cell office:value-type="float" office:value="200319" table:style-name="ce43">
            <text:p>200 319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57150397133336373" table:style-name="ce44">
            <text:p>57.2%</text:p>
          </table:table-cell>
          <table:table-cell office:value-type="float" office:value="117531" table:style-name="ce43">
            <text:p>117 531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0.14119347293584539" table:style-name="ce44">
            <text:p>14.1%</text:p>
          </table:table-cell>
          <table:table-cell office:value-type="float" office:value="8081" table:style-name="ce43">
            <text:p>8 081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4.9304754757503094E-2" table:style-name="ce44">
            <text:p>4.9%</text:p>
          </table:table-cell>
          <table:table-cell office:value-type="float" office:value="83" table:style-name="ce43">
            <text:p>83</text:p>
          </table:table-cell>
          <table:table-cell office:value-type="float" office:value="44352" table:style-name="ce43">
            <text:p>44 352</text:p>
          </table:table-cell>
          <table:table-cell office:value-type="percentage" office:value="1.8713924963924965E-3" table:style-name="ce44">
            <text:p>0.2%</text:p>
          </table:table-cell>
          <table:table-cell office:value-type="float" office:value="760830" table:style-name="ce43">
            <text:p>760 830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40663633404648664" table:style-name="ce44">
            <text:p>40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990" table:style-name="ce43">
            <text:p>41 990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5268" table:style-name="ce43">
            <text:p>55 268</text:p>
          </table:table-cell>
          <table:table-cell office:value-type="float" office:value="53066" table:style-name="ce43">
            <text:p>53 066</text:p>
          </table:table-cell>
          <table:table-cell office:value-type="percentage" office:value="1" table:style-name="ce44">
            <text:p>100.0%</text:p>
          </table:table-cell>
          <table:table-cell office:value-type="float" office:value="70782" table:style-name="ce43">
            <text:p>70 782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91514642187601003" table:style-name="ce44">
            <text:p>91.5%</text:p>
          </table:table-cell>
          <table:table-cell office:value-type="float" office:value="46562" table:style-name="ce43">
            <text:p>46 562</text:p>
          </table:table-cell>
          <table:table-cell office:value-type="float" office:value="89964" table:style-name="ce43">
            <text:p>89 964</text:p>
          </table:table-cell>
          <table:table-cell office:value-type="percentage" office:value="0.5175625805877907" table:style-name="ce44">
            <text:p>51.8%</text:p>
          </table:table-cell>
          <table:table-cell office:value-type="float" office:value="26076" table:style-name="ce43">
            <text:p>26 076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0.1342456021128392" table:style-name="ce44">
            <text:p>13.4%</text:p>
          </table:table-cell>
          <table:table-cell office:value-type="float" office:value="1824" table:style-name="ce43">
            <text:p>1 824</text:p>
          </table:table-cell>
          <table:table-cell office:value-type="float" office:value="34935" table:style-name="ce43">
            <text:p>34 935</text:p>
          </table:table-cell>
          <table:table-cell office:value-type="percentage" office:value="5.2211249463288964E-2" table:style-name="ce44">
            <text:p>5.2%</text:p>
          </table:table-cell>
          <table:table-cell office:value-type="float" office:value="9" table:style-name="ce43">
            <text:p>9</text:p>
          </table:table-cell>
          <table:table-cell office:value-type="float" office:value="10791" table:style-name="ce43">
            <text:p>10 791</text:p>
          </table:table-cell>
          <table:table-cell office:value-type="percentage" office:value="8.3402835696413675E-4" table:style-name="ce44">
            <text:p>0.1%</text:p>
          </table:table-cell>
          <table:table-cell office:value-type="float" office:value="242511" table:style-name="ce43">
            <text:p>242 511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48368316499928199" table:style-name="ce44">
            <text:p>48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897" table:style-name="ce43">
            <text:p>227 897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7325" table:style-name="ce43">
            <text:p>247 325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1" table:style-name="ce44">
            <text:p>100.0%</text:p>
          </table:table-cell>
          <table:table-cell office:value-type="float" office:value="301856" table:style-name="ce43">
            <text:p>301 856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94751942242799969" table:style-name="ce44">
            <text:p>94.8%</text:p>
          </table:table-cell>
          <table:table-cell office:value-type="float" office:value="150476" table:style-name="ce43">
            <text:p>150 476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39476880697842198" table:style-name="ce44">
            <text:p>39.5%</text:p>
          </table:table-cell>
          <table:table-cell office:value-type="float" office:value="100384" table:style-name="ce43">
            <text:p>100 384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0.13584680966235876" table:style-name="ce44">
            <text:p>13.6%</text:p>
          </table:table-cell>
          <table:table-cell office:value-type="float" office:value="9257" table:style-name="ce43">
            <text:p>9 257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6.4096882746395981E-2" table:style-name="ce44">
            <text:p>6.4%</text:p>
          </table:table-cell>
          <table:table-cell office:value-type="float" office:value="118" table:style-name="ce43">
            <text:p>118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9004031068724807E-3" table:style-name="ce44">
            <text:p>0.3%</text:p>
          </table:table-cell>
          <table:table-cell office:value-type="float" office:value="1037313" table:style-name="ce43">
            <text:p>1 037 313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49564068149381257" table:style-name="ce44">
            <text:p>49.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859" table:style-name="ce43">
            <text:p>136 859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1" table:style-name="ce44">
            <text:p>100.0%</text:p>
          </table:table-cell>
          <table:table-cell office:value-type="float" office:value="156224" table:style-name="ce43">
            <text:p>156 224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8191714696953503" table:style-name="ce44">
            <text:p>98.2%</text:p>
          </table:table-cell>
          <table:table-cell office:value-type="float" office:value="204230" table:style-name="ce43">
            <text:p>204 230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93493069161890463" table:style-name="ce44">
            <text:p>93.5%</text:p>
          </table:table-cell>
          <table:table-cell office:value-type="float" office:value="220002" table:style-name="ce43">
            <text:p>220 002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7155048491274173" table:style-name="ce44">
            <text:p>71.6%</text:p>
          </table:table-cell>
          <table:table-cell office:value-type="float" office:value="91105" table:style-name="ce43">
            <text:p>91 105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0.12870391953267926" table:style-name="ce44">
            <text:p>12.9%</text:p>
          </table:table-cell>
          <table:table-cell office:value-type="float" office:value="8055" table:style-name="ce43">
            <text:p>8 055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5.387311226741931E-2" table:style-name="ce44">
            <text:p>5.4%</text:p>
          </table:table-cell>
          <table:table-cell office:value-type="float" office:value="110" table:style-name="ce43">
            <text:p>110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5965442356717969E-3" table:style-name="ce44">
            <text:p>0.3%</text:p>
          </table:table-cell>
          <table:table-cell office:value-type="float" office:value="816585" table:style-name="ce43">
            <text:p>816 585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47476865794865475" table:style-name="ce44">
            <text:p>47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3182" table:style-name="ce43">
            <text:p>453 182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1" table:style-name="ce44">
            <text:p>100.0%</text:p>
          </table:table-cell>
          <table:table-cell office:value-type="float" office:value="603053" table:style-name="ce43">
            <text:p>603 053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94925325677011518" table:style-name="ce44">
            <text:p>94.9%</text:p>
          </table:table-cell>
          <table:table-cell office:value-type="float" office:value="705102" table:style-name="ce43">
            <text:p>705 102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0.84182840168866646" table:style-name="ce44">
            <text:p>84.2%</text:p>
          </table:table-cell>
          <table:table-cell office:value-type="float" office:value="703949" table:style-name="ce43">
            <text:p>703 949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0.64477184048068292" table:style-name="ce44">
            <text:p>64.5%</text:p>
          </table:table-cell>
          <table:table-cell office:value-type="float" office:value="347821" table:style-name="ce43">
            <text:p>347 821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0.12406112655539647" table:style-name="ce44">
            <text:p>12.4%</text:p>
          </table:table-cell>
          <table:table-cell office:value-type="float" office:value="47646" table:style-name="ce43">
            <text:p>47 646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8.5645568346047932E-2" table:style-name="ce44">
            <text:p>8.6%</text:p>
          </table:table-cell>
          <table:table-cell office:value-type="float" office:value="843" table:style-name="ce43">
            <text:p>843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5.2732322474102989E-3" table:style-name="ce44">
            <text:p>0.5%</text:p>
          </table:table-cell>
          <table:table-cell office:value-type="float" office:value="2861596" table:style-name="ce43">
            <text:p>2 861 596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43811173212069587" table:style-name="ce44">
            <text:p>43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3549" table:style-name="ce43">
            <text:p>293 549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425000" table:style-name="ce43">
            <text:p>425 000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97062544820057461" table:style-name="ce44">
            <text:p>97.1%</text:p>
          </table:table-cell>
          <table:table-cell office:value-type="float" office:value="516950" table:style-name="ce43">
            <text:p>516 950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89017577936658809" table:style-name="ce44">
            <text:p>89.0%</text:p>
          </table:table-cell>
          <table:table-cell office:value-type="float" office:value="348568" table:style-name="ce43">
            <text:p>348 568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0.46331549551130213" table:style-name="ce44">
            <text:p>46.3%</text:p>
          </table:table-cell>
          <table:table-cell office:value-type="float" office:value="215605" table:style-name="ce43">
            <text:p>215 605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0.12208891785633594" table:style-name="ce44">
            <text:p>12.2%</text:p>
          </table:table-cell>
          <table:table-cell office:value-type="float" office:value="21194" table:style-name="ce43">
            <text:p>21 194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6.006790728784641E-2" table:style-name="ce44">
            <text:p>6.0%</text:p>
          </table:table-cell>
          <table:table-cell office:value-type="float" office:value="189" table:style-name="ce43">
            <text:p>189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8340789333229823E-3" table:style-name="ce44">
            <text:p>0.2%</text:p>
          </table:table-cell>
          <table:table-cell office:value-type="float" office:value="1821055" table:style-name="ce43">
            <text:p>1 821 055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42654600690276284" table:style-name="ce44">
            <text:p>42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886" table:style-name="ce43">
            <text:p>77 886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94953" table:style-name="ce43">
            <text:p>94 953</text:p>
          </table:table-cell>
          <table:table-cell office:value-type="float" office:value="91876" table:style-name="ce43">
            <text:p>91 876</text:p>
          </table:table-cell>
          <table:table-cell office:value-type="percentage" office:value="1" table:style-name="ce44">
            <text:p>100.0%</text:p>
          </table:table-cell>
          <table:table-cell office:value-type="float" office:value="124902" table:style-name="ce43">
            <text:p>124 902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99684749036289777" table:style-name="ce44">
            <text:p>99.7%</text:p>
          </table:table-cell>
          <table:table-cell office:value-type="float" office:value="96306" table:style-name="ce43">
            <text:p>96 306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56913057866868377" table:style-name="ce44">
            <text:p>56.9%</text:p>
          </table:table-cell>
          <table:table-cell office:value-type="float" office:value="49221" table:style-name="ce43">
            <text:p>49 221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0.13992063176207722" table:style-name="ce44">
            <text:p>14.0%</text:p>
          </table:table-cell>
          <table:table-cell office:value-type="float" office:value="2831" table:style-name="ce43">
            <text:p>2 831</text:p>
          </table:table-cell>
          <table:table-cell office:value-type="float" office:value="76088" table:style-name="ce43">
            <text:p>76 088</text:p>
          </table:table-cell>
          <table:table-cell office:value-type="percentage" office:value="3.7206918305120386E-2" table:style-name="ce44">
            <text:p>3.7%</text:p>
          </table:table-cell>
          <table:table-cell office:value-type="float" office:value="73" table:style-name="ce43">
            <text:p>73</text:p>
          </table:table-cell>
          <table:table-cell office:value-type="float" office:value="20953" table:style-name="ce43">
            <text:p>20 953</text:p>
          </table:table-cell>
          <table:table-cell office:value-type="percentage" office:value="3.4839879730826136E-3" table:style-name="ce44">
            <text:p>0.3%</text:p>
          </table:table-cell>
          <table:table-cell office:value-type="float" office:value="446172" table:style-name="ce43">
            <text:p>446 172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48964621883138193" table:style-name="ce44">
            <text:p>49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9804" table:style-name="ce43">
            <text:p>239 804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85331" table:style-name="ce43">
            <text:p>285 331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8470813978368454" table:style-name="ce44">
            <text:p>98.5%</text:p>
          </table:table-cell>
          <table:table-cell office:value-type="float" office:value="323745" table:style-name="ce43">
            <text:p>323 745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0.93317902613518122" table:style-name="ce44">
            <text:p>93.3%</text:p>
          </table:table-cell>
          <table:table-cell office:value-type="float" office:value="264405" table:style-name="ce43">
            <text:p>264 405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0.65142194048126456" table:style-name="ce44">
            <text:p>65.1%</text:p>
          </table:table-cell>
          <table:table-cell office:value-type="float" office:value="104769" table:style-name="ce43">
            <text:p>104 769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0.11784986344268417" table:style-name="ce44">
            <text:p>11.8%</text:p>
          </table:table-cell>
          <table:table-cell office:value-type="float" office:value="6488" table:style-name="ce43">
            <text:p>6 488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4.247602212838391E-2" table:style-name="ce44">
            <text:p>4.2%</text:p>
          </table:table-cell>
          <table:table-cell office:value-type="float" office:value="44" table:style-name="ce43">
            <text:p>44</text:p>
          </table:table-cell>
          <table:table-cell office:value-type="float" office:value="44014" table:style-name="ce43">
            <text:p>44 014</text:p>
          </table:table-cell>
          <table:table-cell office:value-type="percentage" office:value="9.9968191938928528E-4" table:style-name="ce44">
            <text:p>0.1%</text:p>
          </table:table-cell>
          <table:table-cell office:value-type="float" office:value="1224586" table:style-name="ce43">
            <text:p>1 224 586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51831190746972777" table:style-name="ce44">
            <text:p>51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235" table:style-name="ce43">
            <text:p>23 235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8323" table:style-name="ce43">
            <text:p>28 323</text:p>
          </table:table-cell>
          <table:table-cell office:value-type="float" office:value="28125" table:style-name="ce43">
            <text:p>28 125</text:p>
          </table:table-cell>
          <table:table-cell office:value-type="percentage" office:value="1" table:style-name="ce44">
            <text:p>100.0%</text:p>
          </table:table-cell>
          <table:table-cell office:value-type="float" office:value="35548" table:style-name="ce43">
            <text:p>35 548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94246778726337554" table:style-name="ce44">
            <text:p>94.2%</text:p>
          </table:table-cell>
          <table:table-cell office:value-type="float" office:value="23692" table:style-name="ce43">
            <text:p>23 692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49706277274253108" table:style-name="ce44">
            <text:p>49.7%</text:p>
          </table:table-cell>
          <table:table-cell office:value-type="float" office:value="14786" table:style-name="ce43">
            <text:p>14 786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0.13739337285584197" table:style-name="ce44">
            <text:p>13.7%</text:p>
          </table:table-cell>
          <table:table-cell office:value-type="float" office:value="1494" table:style-name="ce43">
            <text:p>1 494</text:p>
          </table:table-cell>
          <table:table-cell office:value-type="float" office:value="21170" table:style-name="ce43">
            <text:p>21 170</text:p>
          </table:table-cell>
          <table:table-cell office:value-type="percentage" office:value="7.0571563533301837E-2" table:style-name="ce44">
            <text:p>7.1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 286</text:p>
          </table:table-cell>
          <table:table-cell office:value-type="percentage" office:value="1.590836780146357E-3" table:style-name="ce44">
            <text:p>0.2%</text:p>
          </table:table-cell>
          <table:table-cell office:value-type="float" office:value="127088" table:style-name="ce43">
            <text:p>127 088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46932655804540824" table:style-name="ce44">
            <text:p>46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8983" table:style-name="ce43">
            <text:p>368 983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1" table:style-name="ce44">
            <text:p>100.0%</text:p>
          </table:table-cell>
          <table:table-cell office:value-type="float" office:value="499833" table:style-name="ce43">
            <text:p>499 833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95010654252862203" table:style-name="ce44">
            <text:p>95.0%</text:p>
          </table:table-cell>
          <table:table-cell office:value-type="float" office:value="629437" table:style-name="ce43">
            <text:p>629 437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8949472717371677" table:style-name="ce44">
            <text:p>89.5%</text:p>
          </table:table-cell>
          <table:table-cell office:value-type="float" office:value="589785" table:style-name="ce43">
            <text:p>589 785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60628629406558299" table:style-name="ce44">
            <text:p>60.6%</text:p>
          </table:table-cell>
          <table:table-cell office:value-type="float" office:value="323926" table:style-name="ce43">
            <text:p>323 926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0.12886232728403965" table:style-name="ce44">
            <text:p>12.9%</text:p>
          </table:table-cell>
          <table:table-cell office:value-type="float" office:value="32226" table:style-name="ce43">
            <text:p>32 226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6.7177246537534707E-2" table:style-name="ce44">
            <text:p>6.7%</text:p>
          </table:table-cell>
          <table:table-cell office:value-type="float" office:value="449" table:style-name="ce43">
            <text:p>449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3.3048483376392048E-3" table:style-name="ce44">
            <text:p>0.3%</text:p>
          </table:table-cell>
          <table:table-cell office:value-type="float" office:value="2444639" table:style-name="ce43">
            <text:p>2 444 639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42921362597208418" table:style-name="ce44">
            <text:p>42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894" table:style-name="ce43">
            <text:p>72 894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8741" table:style-name="ce43">
            <text:p>98 741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95959144403735697" table:style-name="ce44">
            <text:p>96.0%</text:p>
          </table:table-cell>
          <table:table-cell office:value-type="float" office:value="126101" table:style-name="ce43">
            <text:p>126 101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85836129849090248" table:style-name="ce44">
            <text:p>85.8%</text:p>
          </table:table-cell>
          <table:table-cell office:value-type="float" office:value="121243" table:style-name="ce43">
            <text:p>121 243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56853265558765054" table:style-name="ce44">
            <text:p>56.9%</text:p>
          </table:table-cell>
          <table:table-cell office:value-type="float" office:value="63367" table:style-name="ce43">
            <text:p>63 367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0.11494834607675075" table:style-name="ce44">
            <text:p>11.5%</text:p>
          </table:table-cell>
          <table:table-cell office:value-type="float" office:value="7560" table:style-name="ce43">
            <text:p>7 560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6.3707686214364567E-2" table:style-name="ce44">
            <text:p>6.4%</text:p>
          </table:table-cell>
          <table:table-cell office:value-type="float" office:value="135" table:style-name="ce43">
            <text:p>135</text:p>
          </table:table-cell>
          <table:table-cell office:value-type="float" office:value="34712" table:style-name="ce43">
            <text:p>34 712</text:p>
          </table:table-cell>
          <table:table-cell office:value-type="percentage" office:value="3.8891449642774831E-3" table:style-name="ce44">
            <text:p>0.4%</text:p>
          </table:table-cell>
          <table:table-cell office:value-type="float" office:value="490041" table:style-name="ce43">
            <text:p>490 041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39599944726334751" table:style-name="ce44">
            <text:p>39.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281" table:style-name="ce43">
            <text:p>42 281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5339" table:style-name="ce43">
            <text:p>55 339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9188055635216521" table:style-name="ce44">
            <text:p>99.2%</text:p>
          </table:table-cell>
          <table:table-cell office:value-type="float" office:value="68093" table:style-name="ce43">
            <text:p>68 093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92211960348843502" table:style-name="ce44">
            <text:p>92.2%</text:p>
          </table:table-cell>
          <table:table-cell office:value-type="float" office:value="65108" table:style-name="ce43">
            <text:p>65 108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67334064161168217" table:style-name="ce44">
            <text:p>67.3%</text:p>
          </table:table-cell>
          <table:table-cell office:value-type="float" office:value="30353" table:style-name="ce43">
            <text:p>30 353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0.13609501945944008" table:style-name="ce44">
            <text:p>13.6%</text:p>
          </table:table-cell>
          <table:table-cell office:value-type="float" office:value="3685" table:style-name="ce43">
            <text:p>3 685</text:p>
          </table:table-cell>
          <table:table-cell office:value-type="float" office:value="48505" table:style-name="ce43">
            <text:p>48 505</text:p>
          </table:table-cell>
          <table:table-cell office:value-type="percentage" office:value="7.5971549324811871E-2" table:style-name="ce44">
            <text:p>7.6%</text:p>
          </table:table-cell>
          <table:table-cell office:value-type="float" office:value="10" table:style-name="ce43">
            <text:p>10</text:p>
          </table:table-cell>
          <table:table-cell office:value-type="float" office:value="13906" table:style-name="ce43">
            <text:p>13 906</text:p>
          </table:table-cell>
          <table:table-cell office:value-type="percentage" office:value="7.191140514885661E-4" table:style-name="ce44">
            <text:p>0.1%</text:p>
          </table:table-cell>
          <table:table-cell office:value-type="float" office:value="264869" table:style-name="ce43">
            <text:p>264 869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47902375505258304" table:style-name="ce44">
            <text:p>47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1591" table:style-name="ce43">
            <text:p>161 591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1" table:style-name="ce44">
            <text:p>100.0%</text:p>
          </table:table-cell>
          <table:table-cell office:value-type="float" office:value="209177" table:style-name="ce43">
            <text:p>209 177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98167832889840012" table:style-name="ce44">
            <text:p>98.2%</text:p>
          </table:table-cell>
          <table:table-cell office:value-type="float" office:value="263341" table:style-name="ce43">
            <text:p>263 341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0.94010402721700426" table:style-name="ce44">
            <text:p>94.0%</text:p>
          </table:table-cell>
          <table:table-cell office:value-type="float" office:value="186855" table:style-name="ce43">
            <text:p>186 855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54961070895972375" table:style-name="ce44">
            <text:p>55.0%</text:p>
          </table:table-cell>
          <table:table-cell office:value-type="float" office:value="95210" table:style-name="ce43">
            <text:p>95 210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0.13135149527694734" table:style-name="ce44">
            <text:p>13.1%</text:p>
          </table:table-cell>
          <table:table-cell office:value-type="float" office:value="12151" table:style-name="ce43">
            <text:p>12 151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8.6593074549432381E-2" table:style-name="ce44">
            <text:p>8.7%</text:p>
          </table:table-cell>
          <table:table-cell office:value-type="float" office:value="41" table:style-name="ce43">
            <text:p>41</text:p>
          </table:table-cell>
          <table:table-cell office:value-type="float" office:value="41824" table:style-name="ce43">
            <text:p>41 824</text:p>
          </table:table-cell>
          <table:table-cell office:value-type="percentage" office:value="9.8029839326702365E-4" table:style-name="ce44">
            <text:p>0.1%</text:p>
          </table:table-cell>
          <table:table-cell office:value-type="float" office:value="928366" table:style-name="ce43">
            <text:p>928 366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48909686042474593" table:style-name="ce44">
            <text:p>48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39" table:style-name="ce43">
            <text:p>2 339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9788867562380037" table:style-name="ce44">
            <text:p>89.8%</text:p>
          </table:table-cell>
          <table:table-cell office:value-type="float" office:value="3719" table:style-name="ce43">
            <text:p>3 719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6127836961556281" table:style-name="ce44">
            <text:p>86.1%</text:p>
          </table:table-cell>
          <table:table-cell office:value-type="float" office:value="6352" table:style-name="ce43">
            <text:p>6 352</text:p>
          </table:table-cell>
          <table:table-cell office:value-type="float" office:value="7857" table:style-name="ce43">
            <text:p>7 857</text:p>
          </table:table-cell>
          <table:table-cell office:value-type="percentage" office:value="0.80845106274659539" table:style-name="ce44">
            <text:p>80.8%</text:p>
          </table:table-cell>
          <table:table-cell office:value-type="float" office:value="8922" table:style-name="ce43">
            <text:p>8 922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77206645898234683" table:style-name="ce44">
            <text:p>77.2%</text:p>
          </table:table-cell>
          <table:table-cell office:value-type="float" office:value="8016" table:style-name="ce43">
            <text:p>8 016</text:p>
          </table:table-cell>
          <table:table-cell office:value-type="float" office:value="30066" table:style-name="ce43">
            <text:p>30 066</text:p>
          </table:table-cell>
          <table:table-cell office:value-type="percentage" office:value="0.26661345040910001" table:style-name="ce44">
            <text:p>26.7%</text:p>
          </table:table-cell>
          <table:table-cell office:value-type="float" office:value="538" table:style-name="ce43">
            <text:p>538</text:p>
          </table:table-cell>
          <table:table-cell office:value-type="float" office:value="7581" table:style-name="ce43">
            <text:p>7 581</text:p>
          </table:table-cell>
          <table:table-cell office:value-type="percentage" office:value="7.096689091148925E-2" table:style-name="ce44">
            <text:p>7.1%</text:p>
          </table:table-cell>
          <table:table-cell office:value-type="float" office:value="8" table:style-name="ce43">
            <text:p>8</text:p>
          </table:table-cell>
          <table:table-cell office:value-type="float" office:value="2175" table:style-name="ce43">
            <text:p>2 175</text:p>
          </table:table-cell>
          <table:table-cell office:value-type="percentage" office:value="3.6781609195402297E-3" table:style-name="ce44">
            <text:p>0.4%</text:p>
          </table:table-cell>
          <table:table-cell office:value-type="float" office:value="29894" table:style-name="ce43">
            <text:p>29 894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45185767405302457" table:style-name="ce44">
            <text:p>45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908" table:style-name="ce43">
            <text:p>1 908</text:p>
          </table:table-cell>
          <table:table-cell office:value-type="float" office:value="2349" table:style-name="ce43">
            <text:p>2 349</text:p>
          </table:table-cell>
          <table:table-cell office:value-type="percentage" office:value="0.8122605363984674" table:style-name="ce44">
            <text:p>81.2%</text:p>
          </table:table-cell>
          <table:table-cell office:value-type="float" office:value="3085" table:style-name="ce43">
            <text:p>3 085</text:p>
          </table:table-cell>
          <table:table-cell office:value-type="float" office:value="3748" table:style-name="ce43">
            <text:p>3 748</text:p>
          </table:table-cell>
          <table:table-cell office:value-type="percentage" office:value="0.82310565635005339" table:style-name="ce44">
            <text:p>82.3%</text:p>
          </table:table-cell>
          <table:table-cell office:value-type="float" office:value="6136" table:style-name="ce43">
            <text:p>6 136</text:p>
          </table:table-cell>
          <table:table-cell office:value-type="float" office:value="7827" table:style-name="ce43">
            <text:p>7 827</text:p>
          </table:table-cell>
          <table:table-cell office:value-type="percentage" office:value="0.78395298326306373" table:style-name="ce44">
            <text:p>78.4%</text:p>
          </table:table-cell>
          <table:table-cell office:value-type="float" office:value="7952" table:style-name="ce43">
            <text:p>7 952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70377909549517659" table:style-name="ce44">
            <text:p>70.4%</text:p>
          </table:table-cell>
          <table:table-cell office:value-type="float" office:value="8850" table:style-name="ce43">
            <text:p>8 850</text:p>
          </table:table-cell>
          <table:table-cell office:value-type="float" office:value="30095" table:style-name="ce43">
            <text:p>30 095</text:p>
          </table:table-cell>
          <table:table-cell office:value-type="percentage" office:value="0.29406878218973254" table:style-name="ce44">
            <text:p>29.4%</text:p>
          </table:table-cell>
          <table:table-cell office:value-type="float" office:value="313" table:style-name="ce43">
            <text:p>313</text:p>
          </table:table-cell>
          <table:table-cell office:value-type="float" office:value="8536" table:style-name="ce43">
            <text:p>8 536</text:p>
          </table:table-cell>
          <table:table-cell office:value-type="percentage" office:value="3.6668228678537959E-2" table:style-name="ce44">
            <text:p>3.7%</text:p>
          </table:table-cell>
          <table:table-cell office:value-type="float" office:value="7" table:style-name="ce43">
            <text:p>7</text:p>
          </table:table-cell>
          <table:table-cell office:value-type="float" office:value="2324" table:style-name="ce43">
            <text:p>2 324</text:p>
          </table:table-cell>
          <table:table-cell office:value-type="percentage" office:value="3.0120481927710845E-3" table:style-name="ce44">
            <text:p>0.3%</text:p>
          </table:table-cell>
          <table:table-cell office:value-type="float" office:value="28251" table:style-name="ce43">
            <text:p>28 251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42689413400223641" table:style-name="ce44">
            <text:p>42.7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8" table:style-name="ce46">
            <text:p>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3" table:style-name="ce46">
            <text:p>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277" table:style-name="ce46">
            <text:p>3 27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319" table:style-name="ce46">
            <text:p>8 3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0911" table:style-name="ce46">
            <text:p>50 91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009" table:style-name="ce46">
            <text:p>7 00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559" table:style-name="ce46">
            <text:p>69 55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903536" table:style-name="ce50">
            <text:p>2 903 536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855271" table:style-name="ce50">
            <text:p>3 855 271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97354221984851186" table:style-name="ce51">
            <text:p>97.4%</text:p>
          </table:table-cell>
          <table:table-cell office:value-type="float" office:value="4780838" table:style-name="ce50">
            <text:p>4 780 838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89579361834563553" table:style-name="ce51">
            <text:p>89.6%</text:p>
          </table:table-cell>
          <table:table-cell office:value-type="float" office:value="4210430" table:style-name="ce50">
            <text:p>4 210 430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0.59864166296760013" table:style-name="ce51">
            <text:p>59.9%</text:p>
          </table:table-cell>
          <table:table-cell office:value-type="float" office:value="2200442" table:style-name="ce50">
            <text:p>2 200 442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0.13171478009277202" table:style-name="ce51">
            <text:p>13.2%</text:p>
          </table:table-cell>
          <table:table-cell office:value-type="float" office:value="225270" table:style-name="ce50">
            <text:p>225 270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6.8051254584555659E-2" table:style-name="ce51">
            <text:p>6.8%</text:p>
          </table:table-cell>
          <table:table-cell office:value-type="float" office:value="2817" table:style-name="ce50">
            <text:p>2 817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2.9682345168689922E-3" table:style-name="ce51">
            <text:p>0.3%</text:p>
          </table:table-cell>
          <table:table-cell office:value-type="float" office:value="18178604" table:style-name="ce50">
            <text:p>18 178 604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45299488245923442" table:style-name="ce51">
            <text:p>45.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18"/>
          <table:table-cell table:style-name="ce52"/>
          <table:table-cell table:style-name="ce18"/>
          <table:table-cell office:value-type="float" office:value="804960" table:formula="of:=814320-9360" table:style-name="ce18">
            <text:p>804960</text:p>
          </table:table-cell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0177" table:style-name="ce40">
            <text:p>420 177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10970" table:style-name="ce40">
            <text:p>610 970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3940321134842497" table:style-name="ce41">
            <text:p>93.9%</text:p>
          </table:table-cell>
          <table:table-cell office:value-type="float" office:value="180527" table:style-name="ce40">
            <text:p>180 527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19705025503549103" table:style-name="ce41">
            <text:p>19.7%</text:p>
          </table:table-cell>
          <table:table-cell office:value-type="float" office:value="160543" table:style-name="ce40">
            <text:p>160 543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0.12690935565496542" table:style-name="ce41">
            <text:p>12.7%</text:p>
          </table:table-cell>
          <table:table-cell office:value-type="float" office:value="215892" table:style-name="ce40">
            <text:p>215 892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7.1739670051748181E-2" table:style-name="ce41">
            <text:p>7.2%</text:p>
          </table:table-cell>
          <table:table-cell office:value-type="float" office:value="18410" table:style-name="ce40">
            <text:p>18 410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2.9416182255698687E-2" table:style-name="ce41">
            <text:p>2.9%</text:p>
          </table:table-cell>
          <table:table-cell office:value-type="float" office:value="390" table:style-name="ce40">
            <text:p>390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2.1437876880624008E-3" table:style-name="ce41">
            <text:p>0.2%</text:p>
          </table:table-cell>
          <table:table-cell office:value-type="float" office:value="1606909" table:style-name="ce40">
            <text:p>1 606 909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22753618447928434" table:style-name="ce41">
            <text:p>22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8103" table:style-name="ce43">
            <text:p>98 103</text:p>
          </table:table-cell>
          <table:table-cell office:value-type="float" office:value="98807" table:style-name="ce43">
            <text:p>98 807</text:p>
          </table:table-cell>
          <table:table-cell office:value-type="percentage" office:value="0.99287499873490748" table:style-name="ce44">
            <text:p>99.3%</text:p>
          </table:table-cell>
          <table:table-cell office:value-type="float" office:value="110798" table:style-name="ce43">
            <text:p>110 798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314278508679753" table:style-name="ce44">
            <text:p>93.1%</text:p>
          </table:table-cell>
          <table:table-cell office:value-type="float" office:value="37479" table:style-name="ce43">
            <text:p>37 479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23968612303107434" table:style-name="ce44">
            <text:p>24.0%</text:p>
          </table:table-cell>
          <table:table-cell office:value-type="float" office:value="20315" table:style-name="ce43">
            <text:p>20 315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0.10246335730785913" table:style-name="ce44">
            <text:p>10.2%</text:p>
          </table:table-cell>
          <table:table-cell office:value-type="float" office:value="27702" table:style-name="ce43">
            <text:p>27 702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6.2100550794358896E-2" table:style-name="ce44">
            <text:p>6.2%</text:p>
          </table:table-cell>
          <table:table-cell office:value-type="float" office:value="2212" table:style-name="ce43">
            <text:p>2 212</text:p>
          </table:table-cell>
          <table:table-cell office:value-type="float" office:value="89180" table:style-name="ce43">
            <text:p>89 180</text:p>
          </table:table-cell>
          <table:table-cell office:value-type="percentage" office:value="2.4803767660910518E-2" table:style-name="ce44">
            <text:p>2.5%</text:p>
          </table:table-cell>
          <table:table-cell office:value-type="float" office:value="36" table:style-name="ce43">
            <text:p>36</text:p>
          </table:table-cell>
          <table:table-cell office:value-type="float" office:value="25106" table:style-name="ce43">
            <text:p>25 106</text:p>
          </table:table-cell>
          <table:table-cell office:value-type="percentage" office:value="1.4339201784434E-3" table:style-name="ce44">
            <text:p>0.1%</text:p>
          </table:table-cell>
          <table:table-cell office:value-type="float" office:value="296645" table:style-name="ce43">
            <text:p>296 645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26187714298830117" table:style-name="ce44">
            <text:p>26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6311" table:style-name="ce43">
            <text:p>86 311</text:p>
          </table:table-cell>
          <table:table-cell office:value-type="float" office:value="87826" table:style-name="ce43">
            <text:p>87 826</text:p>
          </table:table-cell>
          <table:table-cell office:value-type="percentage" office:value="0.9827499829207752" table:style-name="ce44">
            <text:p>98.3%</text:p>
          </table:table-cell>
          <table:table-cell office:value-type="float" office:value="106305" table:style-name="ce43">
            <text:p>106 305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0.97305238491885504" table:style-name="ce44">
            <text:p>97.3%</text:p>
          </table:table-cell>
          <table:table-cell office:value-type="float" office:value="25570" table:style-name="ce43">
            <text:p>25 570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17086306898671585" table:style-name="ce44">
            <text:p>17.1%</text:p>
          </table:table-cell>
          <table:table-cell office:value-type="float" office:value="25932" table:style-name="ce43">
            <text:p>25 932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15943926957484092" table:style-name="ce44">
            <text:p>15.9%</text:p>
          </table:table-cell>
          <table:table-cell office:value-type="float" office:value="35317" table:style-name="ce43">
            <text:p>35 317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0964777472484825" table:style-name="ce44">
            <text:p>11.0%</text:p>
          </table:table-cell>
          <table:table-cell office:value-type="float" office:value="3917" table:style-name="ce43">
            <text:p>3 917</text:p>
          </table:table-cell>
          <table:table-cell office:value-type="float" office:value="54179" table:style-name="ce43">
            <text:p>54 179</text:p>
          </table:table-cell>
          <table:table-cell office:value-type="percentage" office:value="7.2297384595507483E-2" table:style-name="ce44">
            <text:p>7.2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 563</text:p>
          </table:table-cell>
          <table:table-cell office:value-type="percentage" office:value="2.4416886204459295E-3" table:style-name="ce44">
            <text:p>0.2%</text:p>
          </table:table-cell>
          <table:table-cell office:value-type="float" office:value="283390" table:style-name="ce43">
            <text:p>283 390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31445535941163483" table:style-name="ce44">
            <text:p>31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8908" table:style-name="ce43">
            <text:p>48 908</text:p>
          </table:table-cell>
          <table:table-cell office:value-type="float" office:value="49542" table:style-name="ce43">
            <text:p>49 542</text:p>
          </table:table-cell>
          <table:table-cell office:value-type="percentage" office:value="0.98720277744136287" table:style-name="ce44">
            <text:p>98.7%</text:p>
          </table:table-cell>
          <table:table-cell office:value-type="float" office:value="69220" table:style-name="ce43">
            <text:p>69 220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85970490337324257" table:style-name="ce44">
            <text:p>86.0%</text:p>
          </table:table-cell>
          <table:table-cell office:value-type="float" office:value="6956" table:style-name="ce43">
            <text:p>6 956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5.933584120241233E-2" table:style-name="ce44">
            <text:p>5.9%</text:p>
          </table:table-cell>
          <table:table-cell office:value-type="float" office:value="14556" table:style-name="ce43">
            <text:p>14 556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8.7794109664227946E-2" table:style-name="ce44">
            <text:p>8.8%</text:p>
          </table:table-cell>
          <table:table-cell office:value-type="float" office:value="21233" table:style-name="ce43">
            <text:p>21 233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4.5755450874251702E-2" table:style-name="ce44">
            <text:p>4.6%</text:p>
          </table:table-cell>
          <table:table-cell office:value-type="float" office:value="1583" table:style-name="ce43">
            <text:p>1 583</text:p>
          </table:table-cell>
          <table:table-cell office:value-type="float" office:value="85839" table:style-name="ce43">
            <text:p>85 839</text:p>
          </table:table-cell>
          <table:table-cell office:value-type="percentage" office:value="1.8441500949451881E-2" table:style-name="ce44">
            <text:p>1.8%</text:p>
          </table:table-cell>
          <table:table-cell office:value-type="float" office:value="35" table:style-name="ce43">
            <text:p>35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5021459227467812E-3" table:style-name="ce44">
            <text:p>0.2%</text:p>
          </table:table-cell>
          <table:table-cell office:value-type="float" office:value="162491" table:style-name="ce43">
            <text:p>162 491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16475155610126546" table:style-name="ce44">
            <text:p>16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6826" table:style-name="ce43">
            <text:p>86 826</text:p>
          </table:table-cell>
          <table:table-cell office:value-type="float" office:value="90236" table:style-name="ce43">
            <text:p>90 236</text:p>
          </table:table-cell>
          <table:table-cell office:value-type="percentage" office:value="0.96221020435302984" table:style-name="ce44">
            <text:p>96.2%</text:p>
          </table:table-cell>
          <table:table-cell office:value-type="float" office:value="133159" table:style-name="ce43">
            <text:p>133 159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86169765289812406" table:style-name="ce44">
            <text:p>86.2%</text:p>
          </table:table-cell>
          <table:table-cell office:value-type="float" office:value="20074" table:style-name="ce43">
            <text:p>20 074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8.5387848161570787E-2" table:style-name="ce44">
            <text:p>8.5%</text:p>
          </table:table-cell>
          <table:table-cell office:value-type="float" office:value="44369" table:style-name="ce43">
            <text:p>44 369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12658339800063906" table:style-name="ce44">
            <text:p>12.7%</text:p>
          </table:table-cell>
          <table:table-cell office:value-type="float" office:value="42897" table:style-name="ce43">
            <text:p>42 897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5.1533437208302148E-2" table:style-name="ce44">
            <text:p>5.2%</text:p>
          </table:table-cell>
          <table:table-cell office:value-type="float" office:value="3050" table:style-name="ce43">
            <text:p>3 050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1.86090214095266E-2" table:style-name="ce44">
            <text:p>1.9%</text:p>
          </table:table-cell>
          <table:table-cell office:value-type="float" office:value="61" table:style-name="ce43">
            <text:p>61</text:p>
          </table:table-cell>
          <table:table-cell office:value-type="float" office:value="44352" table:style-name="ce43">
            <text:p>44 352</text:p>
          </table:table-cell>
          <table:table-cell office:value-type="percentage" office:value="1.3753607503607503E-3" table:style-name="ce44">
            <text:p>0.1%</text:p>
          </table:table-cell>
          <table:table-cell office:value-type="float" office:value="330436" table:style-name="ce43">
            <text:p>330 436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17660618492565336" table:style-name="ce44">
            <text:p>17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338" table:style-name="ce43">
            <text:p>41 338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3432" table:style-name="ce43">
            <text:p>53 432</text:p>
          </table:table-cell>
          <table:table-cell office:value-type="float" office:value="53066" table:style-name="ce43">
            <text:p>53 066</text:p>
          </table:table-cell>
          <table:table-cell office:value-type="percentage" office:value="1" table:style-name="ce44">
            <text:p>100.0%</text:p>
          </table:table-cell>
          <table:table-cell office:value-type="float" office:value="11371" table:style-name="ce43">
            <text:p>11 371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1470166138729071" table:style-name="ce44">
            <text:p>14.7%</text:p>
          </table:table-cell>
          <table:table-cell office:value-type="float" office:value="8011" table:style-name="ce43">
            <text:p>8 011</text:p>
          </table:table-cell>
          <table:table-cell office:value-type="float" office:value="89964" table:style-name="ce43">
            <text:p>89 964</text:p>
          </table:table-cell>
          <table:table-cell office:value-type="percentage" office:value="8.9046729803032326E-2" table:style-name="ce44">
            <text:p>8.9%</text:p>
          </table:table-cell>
          <table:table-cell office:value-type="float" office:value="12708" table:style-name="ce43">
            <text:p>12 708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6.5423880643118604E-2" table:style-name="ce44">
            <text:p>6.5%</text:p>
          </table:table-cell>
          <table:table-cell office:value-type="float" office:value="748" table:style-name="ce43">
            <text:p>748</text:p>
          </table:table-cell>
          <table:table-cell office:value-type="float" office:value="34935" table:style-name="ce43">
            <text:p>34 935</text:p>
          </table:table-cell>
          <table:table-cell office:value-type="percentage" office:value="2.1411192214111922E-2" table:style-name="ce44">
            <text:p>2.1%</text:p>
          </table:table-cell>
          <table:table-cell office:value-type="float" office:value="6" table:style-name="ce43">
            <text:p>6</text:p>
          </table:table-cell>
          <table:table-cell office:value-type="float" office:value="10791" table:style-name="ce43">
            <text:p>10 791</text:p>
          </table:table-cell>
          <table:table-cell office:value-type="percentage" office:value="5.5601890464275787E-4" table:style-name="ce44">
            <text:p>0.1%</text:p>
          </table:table-cell>
          <table:table-cell office:value-type="float" office:value="127614" table:style-name="ce43">
            <text:p>127 614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25452347901010003" table:style-name="ce44">
            <text:p>25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4258" table:style-name="ce43">
            <text:p>224 258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1995" table:style-name="ce43">
            <text:p>241 995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0.98608451163359279" table:style-name="ce44">
            <text:p>98.6%</text:p>
          </table:table-cell>
          <table:table-cell office:value-type="float" office:value="86596" table:style-name="ce43">
            <text:p>86 596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27182296162599073" table:style-name="ce44">
            <text:p>27.2%</text:p>
          </table:table-cell>
          <table:table-cell office:value-type="float" office:value="45357" table:style-name="ce43">
            <text:p>45 357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11899258870597494" table:style-name="ce44">
            <text:p>11.9%</text:p>
          </table:table-cell>
          <table:table-cell office:value-type="float" office:value="56155" table:style-name="ce43">
            <text:p>56 155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7.5992962988023549E-2" table:style-name="ce44">
            <text:p>7.6%</text:p>
          </table:table-cell>
          <table:table-cell office:value-type="float" office:value="4098" table:style-name="ce43">
            <text:p>4 098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2.837517829693537E-2" table:style-name="ce44">
            <text:p>2.8%</text:p>
          </table:table-cell>
          <table:table-cell office:value-type="float" office:value="107" table:style-name="ce43">
            <text:p>107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630026546062334E-3" table:style-name="ce44">
            <text:p>0.3%</text:p>
          </table:table-cell>
          <table:table-cell office:value-type="float" office:value="658566" table:style-name="ce43">
            <text:p>658 566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31467078986637032" table:style-name="ce44">
            <text:p>31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4164" table:style-name="ce43">
            <text:p>134 164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0.99238131869757529" table:style-name="ce44">
            <text:p>99.2%</text:p>
          </table:table-cell>
          <table:table-cell office:value-type="float" office:value="150639" table:style-name="ce43">
            <text:p>150 639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4681365924789918" table:style-name="ce44">
            <text:p>94.7%</text:p>
          </table:table-cell>
          <table:table-cell office:value-type="float" office:value="38216" table:style-name="ce43">
            <text:p>38 216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1749464393620333" table:style-name="ce44">
            <text:p>17.5%</text:p>
          </table:table-cell>
          <table:table-cell office:value-type="float" office:value="48073" table:style-name="ce43">
            <text:p>48 073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15634614509005523" table:style-name="ce44">
            <text:p>15.6%</text:p>
          </table:table-cell>
          <table:table-cell office:value-type="float" office:value="41157" table:style-name="ce43">
            <text:p>41 157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5.814244241486724E-2" table:style-name="ce44">
            <text:p>5.8%</text:p>
          </table:table-cell>
          <table:table-cell office:value-type="float" office:value="4434" table:style-name="ce43">
            <text:p>4 434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2.9655292339383885E-2" table:style-name="ce44">
            <text:p>3.0%</text:p>
          </table:table-cell>
          <table:table-cell office:value-type="float" office:value="100" table:style-name="ce43">
            <text:p>100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3604947597016335E-3" table:style-name="ce44">
            <text:p>0.2%</text:p>
          </table:table-cell>
          <table:table-cell office:value-type="float" office:value="416783" table:style-name="ce43">
            <text:p>416 783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24232076950447801" table:style-name="ce44">
            <text:p>24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1824" table:style-name="ce43">
            <text:p>441 824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0.98798737019114657" table:style-name="ce44">
            <text:p>98.8%</text:p>
          </table:table-cell>
          <table:table-cell office:value-type="float" office:value="550710" table:style-name="ce43">
            <text:p>550 710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86686122287074285" table:style-name="ce44">
            <text:p>86.7%</text:p>
          </table:table-cell>
          <table:table-cell office:value-type="float" office:value="77566" table:style-name="ce43">
            <text:p>77 566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9.2606831076047294E-2" table:style-name="ce44">
            <text:p>9.3%</text:p>
          </table:table-cell>
          <table:table-cell office:value-type="float" office:value="123686" table:style-name="ce43">
            <text:p>123 686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0.11328839143417171" table:style-name="ce44">
            <text:p>11.3%</text:p>
          </table:table-cell>
          <table:table-cell office:value-type="float" office:value="203283" table:style-name="ce43">
            <text:p>203 283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7.2507174637415975E-2" table:style-name="ce44">
            <text:p>7.3%</text:p>
          </table:table-cell>
          <table:table-cell office:value-type="float" office:value="25804" table:style-name="ce43">
            <text:p>25 804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4.6383709977782413E-2" table:style-name="ce44">
            <text:p>4.6%</text:p>
          </table:table-cell>
          <table:table-cell office:value-type="float" office:value="435" table:style-name="ce43">
            <text:p>435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2.7210629034679478E-3" table:style-name="ce44">
            <text:p>0.3%</text:p>
          </table:table-cell>
          <table:table-cell office:value-type="float" office:value="1423308" table:style-name="ce43">
            <text:p>1 423 308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21790914343647508" table:style-name="ce44">
            <text:p>21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7154" table:style-name="ce43">
            <text:p>287 154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391112" table:style-name="ce43">
            <text:p>391 112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89323120069793682" table:style-name="ce44">
            <text:p>89.3%</text:p>
          </table:table-cell>
          <table:table-cell office:value-type="float" office:value="78911" table:style-name="ce43">
            <text:p>78 911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13588289181854499" table:style-name="ce44">
            <text:p>13.6%</text:p>
          </table:table-cell>
          <table:table-cell office:value-type="float" office:value="71759" table:style-name="ce43">
            <text:p>71 759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9.5381838385610651E-2" table:style-name="ce44">
            <text:p>9.5%</text:p>
          </table:table-cell>
          <table:table-cell office:value-type="float" office:value="78025" table:style-name="ce43">
            <text:p>78 025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4.41825923134464E-2" table:style-name="ce44">
            <text:p>4.4%</text:p>
          </table:table-cell>
          <table:table-cell office:value-type="float" office:value="6352" table:style-name="ce43">
            <text:p>6 352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1.8002800183655771E-2" table:style-name="ce44">
            <text:p>1.8%</text:p>
          </table:table-cell>
          <table:table-cell office:value-type="float" office:value="140" table:style-name="ce43">
            <text:p>140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3585769876466535E-3" table:style-name="ce44">
            <text:p>0.1%</text:p>
          </table:table-cell>
          <table:table-cell office:value-type="float" office:value="913453" table:style-name="ce43">
            <text:p>913 453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21395824378909448" table:style-name="ce44">
            <text:p>21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310" table:style-name="ce43">
            <text:p>76 310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89652" table:style-name="ce43">
            <text:p>89 652</text:p>
          </table:table-cell>
          <table:table-cell office:value-type="float" office:value="91876" table:style-name="ce43">
            <text:p>91 876</text:p>
          </table:table-cell>
          <table:table-cell office:value-type="percentage" office:value="0.97579346075144757" table:style-name="ce44">
            <text:p>97.6%</text:p>
          </table:table-cell>
          <table:table-cell office:value-type="float" office:value="33632" table:style-name="ce43">
            <text:p>33 632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26841823826588029" table:style-name="ce44">
            <text:p>26.8%</text:p>
          </table:table-cell>
          <table:table-cell office:value-type="float" office:value="21936" table:style-name="ce43">
            <text:p>21 936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12963313161875945" table:style-name="ce44">
            <text:p>13.0%</text:p>
          </table:table-cell>
          <table:table-cell office:value-type="float" office:value="22074" table:style-name="ce43">
            <text:p>22 074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6.274980243221577E-2" table:style-name="ce44">
            <text:p>6.3%</text:p>
          </table:table-cell>
          <table:table-cell office:value-type="float" office:value="1088" table:style-name="ce43">
            <text:p>1 088</text:p>
          </table:table-cell>
          <table:table-cell office:value-type="float" office:value="76088" table:style-name="ce43">
            <text:p>76 088</text:p>
          </table:table-cell>
          <table:table-cell office:value-type="percentage" office:value="1.4299232467669015E-2" table:style-name="ce44">
            <text:p>1.4%</text:p>
          </table:table-cell>
          <table:table-cell office:value-type="float" office:value="61" table:style-name="ce43">
            <text:p>61</text:p>
          </table:table-cell>
          <table:table-cell office:value-type="float" office:value="20953" table:style-name="ce43">
            <text:p>20 953</text:p>
          </table:table-cell>
          <table:table-cell office:value-type="percentage" office:value="2.9112776213430056E-3" table:style-name="ce44">
            <text:p>0.3%</text:p>
          </table:table-cell>
          <table:table-cell office:value-type="float" office:value="244753" table:style-name="ce43">
            <text:p>244 753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26860130397612852" table:style-name="ce44">
            <text:p>26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722" table:style-name="ce43">
            <text:p>236 722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77619" table:style-name="ce43">
            <text:p>277 619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5809319372450497" table:style-name="ce44">
            <text:p>95.8%</text:p>
          </table:table-cell>
          <table:table-cell office:value-type="float" office:value="74562" table:style-name="ce43">
            <text:p>74 562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0.21492129468159007" table:style-name="ce44">
            <text:p>21.5%</text:p>
          </table:table-cell>
          <table:table-cell office:value-type="float" office:value="49620" table:style-name="ce43">
            <text:p>49 620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0.12225017184501182" table:style-name="ce44">
            <text:p>12.2%</text:p>
          </table:table-cell>
          <table:table-cell office:value-type="float" office:value="49978" table:style-name="ce43">
            <text:p>49 978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5.6217969772914406E-2" table:style-name="ce44">
            <text:p>5.6%</text:p>
          </table:table-cell>
          <table:table-cell office:value-type="float" office:value="2301" table:style-name="ce43">
            <text:p>2 301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1.5064322891092998E-2" table:style-name="ce44">
            <text:p>1.5%</text:p>
          </table:table-cell>
          <table:table-cell office:value-type="float" office:value="38" table:style-name="ce43">
            <text:p>38</text:p>
          </table:table-cell>
          <table:table-cell office:value-type="float" office:value="44014" table:style-name="ce43">
            <text:p>44 014</text:p>
          </table:table-cell>
          <table:table-cell office:value-type="percentage" office:value="8.6336165765438266E-4" table:style-name="ce44">
            <text:p>0.1%</text:p>
          </table:table-cell>
          <table:table-cell office:value-type="float" office:value="690840" table:style-name="ce43">
            <text:p>690 840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29240134882840951" table:style-name="ce44">
            <text:p>29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897" table:style-name="ce43">
            <text:p>22 897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7699" table:style-name="ce43">
            <text:p>27 699</text:p>
          </table:table-cell>
          <table:table-cell office:value-type="float" office:value="28125" table:style-name="ce43">
            <text:p>28 125</text:p>
          </table:table-cell>
          <table:table-cell office:value-type="percentage" office:value="0.98485333333333336" table:style-name="ce44">
            <text:p>98.5%</text:p>
          </table:table-cell>
          <table:table-cell office:value-type="float" office:value="10746" table:style-name="ce43">
            <text:p>10 746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28490375947823321" table:style-name="ce44">
            <text:p>28.5%</text:p>
          </table:table-cell>
          <table:table-cell office:value-type="float" office:value="5387" table:style-name="ce43">
            <text:p>5 387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11302030882846593" table:style-name="ce44">
            <text:p>11.3%</text:p>
          </table:table-cell>
          <table:table-cell office:value-type="float" office:value="5395" table:style-name="ce43">
            <text:p>5 395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5.0131018974520991E-2" table:style-name="ce44">
            <text:p>5.0%</text:p>
          </table:table-cell>
          <table:table-cell office:value-type="float" office:value="467" table:style-name="ce43">
            <text:p>467</text:p>
          </table:table-cell>
          <table:table-cell office:value-type="float" office:value="21170" table:style-name="ce43">
            <text:p>21 170</text:p>
          </table:table-cell>
          <table:table-cell office:value-type="percentage" office:value="2.2059518186112424E-2" table:style-name="ce44">
            <text:p>2.2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 286</text:p>
          </table:table-cell>
          <table:table-cell office:value-type="percentage" office:value="1.4317531021317213E-3" table:style-name="ce44">
            <text:p>0.1%</text:p>
          </table:table-cell>
          <table:table-cell office:value-type="float" office:value="72600" table:style-name="ce43">
            <text:p>72 600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26810641535075408" table:style-name="ce44">
            <text:p>26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0745" table:style-name="ce43">
            <text:p>360 745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0.99072563591323792" table:style-name="ce44">
            <text:p>99.1%</text:p>
          </table:table-cell>
          <table:table-cell office:value-type="float" office:value="466031" table:style-name="ce43">
            <text:p>466 031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88585407950486716" table:style-name="ce44">
            <text:p>88.6%</text:p>
          </table:table-cell>
          <table:table-cell office:value-type="float" office:value="107554" table:style-name="ce43">
            <text:p>107 554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15292262587744179" table:style-name="ce44">
            <text:p>15.3%</text:p>
          </table:table-cell>
          <table:table-cell office:value-type="float" office:value="142143" table:style-name="ce43">
            <text:p>142 143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14611994658623764" table:style-name="ce44">
            <text:p>14.6%</text:p>
          </table:table-cell>
          <table:table-cell office:value-type="float" office:value="134079" table:style-name="ce43">
            <text:p>134 079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5.3338515524893812E-2" table:style-name="ce44">
            <text:p>5.3%</text:p>
          </table:table-cell>
          <table:table-cell office:value-type="float" office:value="16438" table:style-name="ce43">
            <text:p>16 438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3.4266107446906086E-2" table:style-name="ce44">
            <text:p>3.4%</text:p>
          </table:table-cell>
          <table:table-cell office:value-type="float" office:value="296" table:style-name="ce43">
            <text:p>296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2.178697345080634E-3" table:style-name="ce44">
            <text:p>0.2%</text:p>
          </table:table-cell>
          <table:table-cell office:value-type="float" office:value="1227286" table:style-name="ce43">
            <text:p>1 227 286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21547879836850156" table:style-name="ce44">
            <text:p>21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1315" table:style-name="ce43">
            <text:p>71 315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1426" table:style-name="ce43">
            <text:p>91 426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88850231780678146" table:style-name="ce44">
            <text:p>88.9%</text:p>
          </table:table-cell>
          <table:table-cell office:value-type="float" office:value="30985" table:style-name="ce43">
            <text:p>30 985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2109128780401473" table:style-name="ce44">
            <text:p>21.1%</text:p>
          </table:table-cell>
          <table:table-cell office:value-type="float" office:value="36400" table:style-name="ce43">
            <text:p>36 400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17068687399182203" table:style-name="ce44">
            <text:p>17.1%</text:p>
          </table:table-cell>
          <table:table-cell office:value-type="float" office:value="43063" table:style-name="ce43">
            <text:p>43 063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7.8116695237317804E-2" table:style-name="ce44">
            <text:p>7.8%</text:p>
          </table:table-cell>
          <table:table-cell office:value-type="float" office:value="4378" table:style-name="ce43">
            <text:p>4 378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3.6893154794509005E-2" table:style-name="ce44">
            <text:p>3.7%</text:p>
          </table:table-cell>
          <table:table-cell office:value-type="float" office:value="120" table:style-name="ce43">
            <text:p>120</text:p>
          </table:table-cell>
          <table:table-cell office:value-type="float" office:value="34712" table:style-name="ce43">
            <text:p>34 712</text:p>
          </table:table-cell>
          <table:table-cell office:value-type="percentage" office:value="3.4570177460244295E-3" table:style-name="ce44">
            <text:p>0.3%</text:p>
          </table:table-cell>
          <table:table-cell office:value-type="float" office:value="277687" table:style-name="ce43">
            <text:p>277 687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2243973433084521" table:style-name="ce44">
            <text:p>22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410" table:style-name="ce43">
            <text:p>41 410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4070" table:style-name="ce43">
            <text:p>54 070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6913535990823052" table:style-name="ce44">
            <text:p>96.9%</text:p>
          </table:table-cell>
          <table:table-cell office:value-type="float" office:value="14949" table:style-name="ce43">
            <text:p>14 949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20244027950815233" table:style-name="ce44">
            <text:p>20.2%</text:p>
          </table:table-cell>
          <table:table-cell office:value-type="float" office:value="19512" table:style-name="ce43">
            <text:p>19 512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20179121765569735" table:style-name="ce44">
            <text:p>20.2%</text:p>
          </table:table-cell>
          <table:table-cell office:value-type="float" office:value="15665" table:style-name="ce43">
            <text:p>15 665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7.0237817673117278E-2" table:style-name="ce44">
            <text:p>7.0%</text:p>
          </table:table-cell>
          <table:table-cell office:value-type="float" office:value="1164" table:style-name="ce43">
            <text:p>1 164</text:p>
          </table:table-cell>
          <table:table-cell office:value-type="float" office:value="48505" table:style-name="ce43">
            <text:p>48 505</text:p>
          </table:table-cell>
          <table:table-cell office:value-type="percentage" office:value="2.3997526028244513E-2" table:style-name="ce44">
            <text:p>2.4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 906</text:p>
          </table:table-cell>
          <table:table-cell office:value-type="percentage" office:value="5.752912411908529E-4" table:style-name="ce44">
            <text:p>0.1%</text:p>
          </table:table-cell>
          <table:table-cell office:value-type="float" office:value="146778" table:style-name="ce43">
            <text:p>146 778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26545253962943205" table:style-name="ce44">
            <text:p>26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8108" table:style-name="ce43">
            <text:p>158 108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1.0010003165558721" table:style-name="ce44">
            <text:p>100.1%</text:p>
          </table:table-cell>
          <table:table-cell office:value-type="float" office:value="197687" table:style-name="ce43">
            <text:p>197 687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92775517291546405" table:style-name="ce44">
            <text:p>92.8%</text:p>
          </table:table-cell>
          <table:table-cell office:value-type="float" office:value="36250" table:style-name="ce43">
            <text:p>36 250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0.12940928676740956" table:style-name="ce44">
            <text:p>12.9%</text:p>
          </table:table-cell>
          <table:table-cell office:value-type="float" office:value="52659" table:style-name="ce43">
            <text:p>52 659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15488988961017952" table:style-name="ce44">
            <text:p>15.5%</text:p>
          </table:table-cell>
          <table:table-cell office:value-type="float" office:value="43124" table:style-name="ce43">
            <text:p>43 124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5.9493770426668174E-2" table:style-name="ce44">
            <text:p>5.9%</text:p>
          </table:table-cell>
          <table:table-cell office:value-type="float" office:value="4092" table:style-name="ce43">
            <text:p>4 092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2.9161292161655607E-2" table:style-name="ce44">
            <text:p>2.9%</text:p>
          </table:table-cell>
          <table:table-cell office:value-type="float" office:value="20" table:style-name="ce43">
            <text:p>20</text:p>
          </table:table-cell>
          <table:table-cell office:value-type="float" office:value="41824" table:style-name="ce43">
            <text:p>41 824</text:p>
          </table:table-cell>
          <table:table-cell office:value-type="percentage" office:value="4.7819433817903597E-4" table:style-name="ce44">
            <text:p>0.0%</text:p>
          </table:table-cell>
          <table:table-cell office:value-type="float" office:value="491940" table:style-name="ce43">
            <text:p>491 940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25917182395450666" table:style-name="ce44">
            <text:p>25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79" table:style-name="ce43">
            <text:p>2 279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7485604606525913" table:style-name="ce44">
            <text:p>87.5%</text:p>
          </table:table-cell>
          <table:table-cell office:value-type="float" office:value="3523" table:style-name="ce43">
            <text:p>3 523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1588698471514587" table:style-name="ce44">
            <text:p>81.6%</text:p>
          </table:table-cell>
          <table:table-cell office:value-type="float" office:value="1107" table:style-name="ce43">
            <text:p>1 107</text:p>
          </table:table-cell>
          <table:table-cell office:value-type="float" office:value="7857" table:style-name="ce43">
            <text:p>7 857</text:p>
          </table:table-cell>
          <table:table-cell office:value-type="percentage" office:value="0.14089347079037801" table:style-name="ce44">
            <text:p>14.1%</text:p>
          </table:table-cell>
          <table:table-cell office:value-type="float" office:value="1708" table:style-name="ce43">
            <text:p>1 708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14780200761509174" table:style-name="ce44">
            <text:p>14.8%</text:p>
          </table:table-cell>
          <table:table-cell office:value-type="float" office:value="1695" table:style-name="ce43">
            <text:p>1 695</text:p>
          </table:table-cell>
          <table:table-cell office:value-type="float" office:value="30066" table:style-name="ce43">
            <text:p>30 066</text:p>
          </table:table-cell>
          <table:table-cell office:value-type="percentage" office:value="5.6375972859708641E-2" table:style-name="ce44">
            <text:p>5.6%</text:p>
          </table:table-cell>
          <table:table-cell office:value-type="float" office:value="234" table:style-name="ce43">
            <text:p>234</text:p>
          </table:table-cell>
          <table:table-cell office:value-type="float" office:value="7581" table:style-name="ce43">
            <text:p>7 581</text:p>
          </table:table-cell>
          <table:table-cell office:value-type="percentage" office:value="3.0866640284922833E-2" table:style-name="ce44">
            <text:p>3.1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 175</text:p>
          </table:table-cell>
          <table:table-cell office:value-type="percentage" office:value="2.7586206896551722E-3" table:style-name="ce44">
            <text:p>0.3%</text:p>
          </table:table-cell>
          <table:table-cell office:value-type="float" office:value="10552" table:style-name="ce43">
            <text:p>10 552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15949696181867651" table:style-name="ce44">
            <text:p>15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03" table:style-name="ce43">
            <text:p>1 803</text:p>
          </table:table-cell>
          <table:table-cell office:value-type="float" office:value="2349" table:style-name="ce43">
            <text:p>2 349</text:p>
          </table:table-cell>
          <table:table-cell office:value-type="percentage" office:value="0.76756066411238821" table:style-name="ce44">
            <text:p>76.8%</text:p>
          </table:table-cell>
          <table:table-cell office:value-type="float" office:value="2824" table:style-name="ce43">
            <text:p>2 824</text:p>
          </table:table-cell>
          <table:table-cell office:value-type="float" office:value="3748" table:style-name="ce43">
            <text:p>3 748</text:p>
          </table:table-cell>
          <table:table-cell office:value-type="percentage" office:value="0.75346851654215585" table:style-name="ce44">
            <text:p>75.3%</text:p>
          </table:table-cell>
          <table:table-cell office:value-type="float" office:value="2031" table:style-name="ce43">
            <text:p>2 031</text:p>
          </table:table-cell>
          <table:table-cell office:value-type="float" office:value="7827" table:style-name="ce43">
            <text:p>7 827</text:p>
          </table:table-cell>
          <table:table-cell office:value-type="percentage" office:value="0.25948639325412037" table:style-name="ce44">
            <text:p>25.9%</text:p>
          </table:table-cell>
          <table:table-cell office:value-type="float" office:value="1775" table:style-name="ce43">
            <text:p>1 775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15709354810160192" table:style-name="ce44">
            <text:p>15.7%</text:p>
          </table:table-cell>
          <table:table-cell office:value-type="float" office:value="2824" table:style-name="ce43">
            <text:p>2 824</text:p>
          </table:table-cell>
          <table:table-cell office:value-type="float" office:value="30095" table:style-name="ce43">
            <text:p>30 095</text:p>
          </table:table-cell>
          <table:table-cell office:value-type="percentage" office:value="9.3836185412859277E-2" table:style-name="ce44">
            <text:p>9.4%</text:p>
          </table:table-cell>
          <table:table-cell office:value-type="float" office:value="180" table:style-name="ce43">
            <text:p>180</text:p>
          </table:table-cell>
          <table:table-cell office:value-type="float" office:value="8536" table:style-name="ce43">
            <text:p>8 536</text:p>
          </table:table-cell>
          <table:table-cell office:value-type="percentage" office:value="2.1087160262417994E-2" table:style-name="ce44">
            <text:p>2.1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 324</text:p>
          </table:table-cell>
          <table:table-cell office:value-type="percentage" office:value="2.5817555938037868E-3" table:style-name="ce44">
            <text:p>0.3%</text:p>
          </table:table-cell>
          <table:table-cell office:value-type="float" office:value="11443" table:style-name="ce43">
            <text:p>11 443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17291244824564053" table:style-name="ce44">
            <text:p>17.3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2" table:style-name="ce46">
            <text:p>6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761" table:style-name="ce46">
            <text:p>1 76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678" table:style-name="ce46">
            <text:p>8 67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0" table:style-name="ce46">
            <text:p>69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1771" table:style-name="ce46">
            <text:p>11 771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40657" table:style-name="ce50">
            <text:p>2 840 657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628876" table:style-name="ce50">
            <text:p>3 628 876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91637241495993105" table:style-name="ce51">
            <text:p>91.6%</text:p>
          </table:table-cell>
          <table:table-cell office:value-type="float" office:value="875714" table:style-name="ce50">
            <text:p>875 714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164083997971889" table:style-name="ce51">
            <text:p>16.4%</text:p>
          </table:table-cell>
          <table:table-cell office:value-type="float" office:value="895502" table:style-name="ce50">
            <text:p>895 502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0.12732305405167926" table:style-name="ce51">
            <text:p>12.7%</text:p>
          </table:table-cell>
          <table:table-cell office:value-type="float" office:value="1060944" table:style-name="ce50">
            <text:p>1 060 944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6.3506334477684903E-2" table:style-name="ce51">
            <text:p>6.4%</text:p>
          </table:table-cell>
          <table:table-cell office:value-type="float" office:value="101640" table:style-name="ce50">
            <text:p>101 640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3.0704175060923499E-2" table:style-name="ce51">
            <text:p>3.1%</text:p>
          </table:table-cell>
          <table:table-cell office:value-type="float" office:value="1912" table:style-name="ce50">
            <text:p>1 912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2.014648347977818E-3" table:style-name="ce51">
            <text:p>0.2%</text:p>
          </table:table-cell>
          <table:table-cell office:value-type="float" office:value="9405245" table:style-name="ce50">
            <text:p>9 405 245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23437046394075708" table:style-name="ce51">
            <text:p>23.4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Ferrer Orduz. Jesús Santiago</meta:initial-creator>
    <dc:creator>amine cheddad</dc:creator>
    <meta:creation-date>2021-06-01T15:23:40Z</meta:creation-date>
    <dc:date>2021-10-09T18:32:31Z</dc:date>
  </office:meta>
</office:document-meta>
</file>